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IBMPlexMono, 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טבלה1" style:family="table">
      <style:table-properties style:width="17cm" table:align="margins" style:writing-mode="rl-tb"/>
    </style:style>
    <style:style style:name="טבלה1.A" style:family="table-column">
      <style:table-column-properties style:column-width="9.701cm" style:rel-column-width="5500*"/>
    </style:style>
    <style:style style:name="טבלה1.B" style:family="table-column">
      <style:table-column-properties style:column-width="3.507cm" style:rel-column-width="1988*"/>
    </style:style>
    <style:style style:name="טבלה1.C" style:family="table-column">
      <style:table-column-properties style:column-width="3.792cm" style:rel-column-width="2150*"/>
    </style:style>
    <style:style style:name="טבלה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1.C1" style:family="table-cell">
      <style:table-cell-properties fo:padding="0.097cm" fo:border="0.002cm solid #000000"/>
    </style:style>
    <style:style style:name="טבלה1.A2" style:family="table-cell">
      <style:table-cell-properties fo:padding="0.097cm" fo:border-left="0.002cm solid #000000" fo:border-right="none" fo:border-top="none" fo:border-bottom="0.002cm solid #000000"/>
    </style:style>
    <style:style style:name="טבלה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2" style:family="table">
      <style:table-properties style:width="17cm" table:align="margins" style:writing-mode="rl-tb"/>
    </style:style>
    <style:style style:name="טבלה2.A" style:family="table-column">
      <style:table-column-properties style:column-width="9.701cm" style:rel-column-width="5500*"/>
    </style:style>
    <style:style style:name="טבלה2.B" style:family="table-column">
      <style:table-column-properties style:column-width="3.528cm" style:rel-column-width="2000*"/>
    </style:style>
    <style:style style:name="טבלה2.C" style:family="table-column">
      <style:table-column-properties style:column-width="3.771cm" style:rel-column-width="2138*"/>
    </style:style>
    <style:style style:name="טבלה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2.C1" style:family="table-cell">
      <style:table-cell-properties fo:padding="0.097cm" fo:border="0.002cm solid #000000"/>
    </style:style>
    <style:style style:name="טבלה2.A2" style:family="table-cell">
      <style:table-cell-properties fo:padding="0.097cm" fo:border-left="0.002cm solid #000000" fo:border-right="none" fo:border-top="none" fo:border-bottom="0.002cm solid #000000"/>
    </style:style>
    <style:style style:name="טבלה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3" style:family="table">
      <style:table-properties style:width="17cm" table:align="margins" style:writing-mode="rl-tb"/>
    </style:style>
    <style:style style:name="טבלה3.A" style:family="table-column">
      <style:table-column-properties style:column-width="9.701cm" style:rel-column-width="5500*"/>
    </style:style>
    <style:style style:name="טבלה3.B" style:family="table-column">
      <style:table-column-properties style:column-width="3.528cm" style:rel-column-width="2000*"/>
    </style:style>
    <style:style style:name="טבלה3.C" style:family="table-column">
      <style:table-column-properties style:column-width="3.771cm" style:rel-column-width="2138*"/>
    </style:style>
    <style:style style:name="טבלה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3.C1" style:family="table-cell">
      <style:table-cell-properties fo:padding="0.097cm" fo:border="0.002cm solid #000000"/>
    </style:style>
    <style:style style:name="טבלה3.A2" style:family="table-cell">
      <style:table-cell-properties fo:padding="0.097cm" fo:border-left="0.002cm solid #000000" fo:border-right="none" fo:border-top="none" fo:border-bottom="0.002cm solid #000000"/>
    </style:style>
    <style:style style:name="טבלה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4" style:family="table">
      <style:table-properties style:width="17cm" table:align="margins" style:writing-mode="rl-tb"/>
    </style:style>
    <style:style style:name="טבלה4.A" style:family="table-column">
      <style:table-column-properties style:column-width="9.701cm" style:rel-column-width="5500*"/>
    </style:style>
    <style:style style:name="טבלה4.B" style:family="table-column">
      <style:table-column-properties style:column-width="3.528cm" style:rel-column-width="2000*"/>
    </style:style>
    <style:style style:name="טבלה4.C" style:family="table-column">
      <style:table-column-properties style:column-width="3.771cm" style:rel-column-width="2138*"/>
    </style:style>
    <style:style style:name="טבלה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4.C1" style:family="table-cell">
      <style:table-cell-properties fo:padding="0.097cm" fo:border="0.002cm solid #000000"/>
    </style:style>
    <style:style style:name="טבלה4.A2" style:family="table-cell">
      <style:table-cell-properties fo:padding="0.097cm" fo:border-left="0.002cm solid #000000" fo:border-right="none" fo:border-top="none" fo:border-bottom="0.002cm solid #000000"/>
    </style:style>
    <style:style style:name="טבלה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5" style:family="table">
      <style:table-properties style:width="17cm" table:align="margins" style:writing-mode="rl-tb"/>
    </style:style>
    <style:style style:name="טבלה5.A" style:family="table-column">
      <style:table-column-properties style:column-width="9.701cm" style:rel-column-width="5500*"/>
    </style:style>
    <style:style style:name="טבלה5.B" style:family="table-column">
      <style:table-column-properties style:column-width="3.528cm" style:rel-column-width="2000*"/>
    </style:style>
    <style:style style:name="טבלה5.C" style:family="table-column">
      <style:table-column-properties style:column-width="3.771cm" style:rel-column-width="2138*"/>
    </style:style>
    <style:style style:name="טבלה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5.C1" style:family="table-cell">
      <style:table-cell-properties fo:padding="0.097cm" fo:border="0.002cm solid #000000"/>
    </style:style>
    <style:style style:name="טבלה5.A2" style:family="table-cell">
      <style:table-cell-properties fo:padding="0.097cm" fo:border-left="0.002cm solid #000000" fo:border-right="none" fo:border-top="none" fo:border-bottom="0.002cm solid #000000"/>
    </style:style>
    <style:style style:name="טבלה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טבלה6" style:family="table">
      <style:table-properties style:width="17cm" table:align="margins" style:writing-mode="rl-tb"/>
    </style:style>
    <style:style style:name="טבלה6.A" style:family="table-column">
      <style:table-column-properties style:column-width="9.701cm" style:rel-column-width="5500*"/>
    </style:style>
    <style:style style:name="טבלה6.B" style:family="table-column">
      <style:table-column-properties style:column-width="3.528cm" style:rel-column-width="2000*"/>
    </style:style>
    <style:style style:name="טבלה6.C" style:family="table-column">
      <style:table-column-properties style:column-width="3.771cm" style:rel-column-width="2138*"/>
    </style:style>
    <style:style style:name="טבלה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טבלה6.C1" style:family="table-cell">
      <style:table-cell-properties fo:padding="0.097cm" fo:border="0.002cm solid #000000"/>
    </style:style>
    <style:style style:name="טבלה6.A2" style:family="table-cell">
      <style:table-cell-properties fo:padding="0.097cm" fo:border-left="0.002cm solid #000000" fo:border-right="none" fo:border-top="none" fo:border-bottom="0.002cm solid #000000"/>
    </style:style>
    <style:style style:name="טבלה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writing-mode="rl-tb"/>
    </style:style>
    <style:style style:name="P2" style:family="paragraph" style:parent-style-name="Standard">
      <style:paragraph-properties fo:text-align="start" style:justify-single-word="false" style:writing-mode="rl-tb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IBMPlexMono, " fo:font-size="9pt" fo:font-weight="normal" fo:background-color="#fffffe" style:font-name-asian="Arial1" style:font-size-asian="12pt" style:font-name-complex="Arial1" style:font-size-complex="12pt"/>
    </style:style>
    <style:style style:name="P4" style:family="paragraph" style:parent-style-name="Standard">
      <style:paragraph-properties style:line-height-at-least="0.476cm" fo:text-align="start" style:justify-single-word="false" style:writing-mode="lr-tb"/>
      <style:text-properties fo:color="#000000" style:font-name="IBMPlexMono, " fo:font-size="9pt" fo:font-weight="normal" fo:background-color="#fffffe"/>
    </style:style>
    <style:style style:name="P5" style:family="paragraph" style:parent-style-name="Standard">
      <style:paragraph-properties style:line-height-at-least="0.476cm" fo:text-align="start" style:justify-single-word="false" style:writing-mode="lr-tb"/>
      <style:text-properties fo:color="#000000" fo:background-color="#fffffe"/>
    </style:style>
    <style:style style:name="P6" style:family="paragraph" style:parent-style-name="Standard">
      <style:paragraph-properties style:line-height-at-least="0.476cm" fo:text-align="start" style:justify-single-word="false" style:writing-mode="lr-tb"/>
      <style:text-properties fo:color="#000000" style:font-name="Arial1" fo:font-size="12pt" fo:background-color="#fffffe" style:font-name-asian="Arial1" style:font-size-asian="12pt" style:font-name-complex="Arial1" style:font-size-complex="12pt"/>
    </style:style>
    <style:style style:name="P7" style:family="paragraph" style:parent-style-name="Standard">
      <style:paragraph-properties style:line-height-at-least="0.476cm" fo:text-align="start" style:justify-single-word="false" style:writing-mode="lr-tb"/>
      <style:text-properties fo:color="#000000" style:font-name="Arial1" fo:font-size="12pt" fo:background-color="#fffffe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Table_20_Contents">
      <style:paragraph-properties fo:text-align="start" style:justify-single-word="false" style:writing-mode="lr-tb"/>
      <style:text-properties style:font-name="Arial1" fo:font-size="12pt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start" style:justify-single-word="false" style:writing-mode="lr-tb"/>
      <style:text-properties style:font-name="Arial1" fo:font-size="12pt"/>
    </style:style>
    <style:style style:name="P11" style:family="paragraph" style:parent-style-name="Table_20_Contents">
      <style:paragraph-properties fo:text-align="start" style:justify-single-word="false" style:writing-mode="lr-tb"/>
      <style:text-properties fo:color="#000000" style:font-name="Arial1" fo:font-size="12pt" fo:background-color="#fffffe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fo:background-color="#fffffe"/>
    </style:style>
    <style:style style:name="P13" style:family="paragraph" style:parent-style-name="Table_20_Contents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2pt"/>
    </style:style>
    <style:style style:name="T3" style:family="text">
      <style:text-properties style:font-name="Arial1" fo:font-size="12pt" style:font-name-asian="Arial1" style:font-size-asian="12pt" style:font-name-complex="Arial1" style:font-size-complex="12pt"/>
    </style:style>
    <style:style style:name="T4" style:family="text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1" fo:font-size="12pt" fo:language="en" fo:country="US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a31515"/>
    </style:style>
    <style:style style:name="T8" style:family="text">
      <style:text-properties fo:color="#a31515" style:font-name="IBMPlexMono, " fo:font-size="9pt" fo:font-weight="normal"/>
    </style:style>
    <style:style style:name="T9" style:family="text">
      <style:text-properties fo:color="#000000" style:font-name="IBMPlexMono, " fo:font-size="9pt" fo:font-weight="normal" fo:background-color="#fffffe"/>
    </style:style>
    <style:style style:name="T10" style:family="text">
      <style:text-properties fo:color="#000000" style:font-name="IBMPlexMono, " fo:font-size="9pt" fo:font-weight="normal" fo:background-color="#fffffe" style:font-name-asian="Arial1" style:font-size-asian="12pt" style:font-name-complex="Arial1" style:font-size-complex="12pt"/>
    </style:style>
    <style:style style:name="T11" style:family="text">
      <style:text-properties fo:color="#000000" fo:background-color="#fffffe"/>
    </style:style>
    <style:style style:name="T12" style:family="text">
      <style:text-properties fo:color="#0451a5"/>
    </style:style>
    <style:style style:name="T13" style:family="text">
      <style:text-properties fo:color="#0451a5" style:font-name="IBMPlexMono, " fo:font-size="9pt" fo:font-weight="normal"/>
    </style:style>
    <style:style style:name="T14" style:family="text">
      <style:text-properties fo:color="#0451a5" style:font-name="IBMPlexMono, " fo:font-size="9pt" fo:font-weight="bold"/>
    </style:style>
    <style:style style:name="T15" style:family="text">
      <style:text-properties fo:color="#0451a5" style:font-name-complex="IBMPlexMono, " style:font-size-complex="9pt" style:font-weight-complex="normal"/>
    </style:style>
    <style:style style:name="T16" style:family="text">
      <style:text-properties style:font-name="IBMPlexMono, " fo:font-size="9pt" fo:font-weight="normal"/>
    </style:style>
    <style:style style:name="T17" style:family="text">
      <style:text-properties style:font-name="IBMPlexMono, " fo:font-size="9pt" fo:font-weight="normal" style:font-name-asian="Arial1" style:font-size-asian="12pt" style:font-name-complex="Arial1" style:font-size-complex="12pt"/>
    </style:style>
    <style:style style:name="T18" style:family="text">
      <style:text-properties style:font-name-asian="Arial1" style:font-size-asian="12pt" style:font-name-complex="Arial1" style:font-size-complex="12pt"/>
    </style:style>
    <style:style style:name="T19" style:family="text">
      <style:text-properties fo:color="#098658" style:font-name="IBMPlexMono, " fo:font-size="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p text:style-name="P1"><text:span text:style-name="T3">Endpoint: </text:span><text:a xlink:type="simple" xlink:href="http://localhost/shopping/api/auth" text:style-name="Internet_20_link" text:visited-style-name="Visited_20_Internet_20_Link"><text:span text:style-name="T4">http://localhost/shopping/api/</text:span></text:a><text:a xlink:type="simple" xlink:href="http://localhost/shopping/api/auth" text:style-name="Internet_20_link" text:visited-style-name="Visited_20_Internet_20_Link"><text:span text:style-name="T5">c</text:span></text:a><text:span text:style-name="T5">arts</text:span></text:p>
      <text:p text:style-name="P2"><text:span text:style-name="T1"/></text:p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>
          <table:table-cell table:style-name="טבלה1.A1" office:value-type="string">
            <text:p text:style-name="P9">Request / Response</text:p>
          </table:table-cell>
          <table:table-cell table:style-name="טבלה1.A1" office:value-type="string">
            <text:p text:style-name="P9">Method + Path</text:p>
          </table:table-cell>
          <table:table-cell table:style-name="טבלה1.C1" office:value-type="string">
            <text:p text:style-name="P9">Description</text:p>
          </table:table-cell>
        </table:table-row>
        <table:table-row>
          <table:table-cell table:style-name="טבלה1.A2" office:value-type="string">
            <text:p text:style-name="P9"><text:s/>Response: <text:span text:style-name="T9">{</text:span></text:p>
            <text:p text:style-name="P3"><text:span text:style-name="T7">"_id"</text:span>: <text:span text:style-name="T12">"6188f854c9d93a7e2da217d3"</text:span>,</text:p>
            <text:p text:style-name="P5">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<text:span text:style-name="T8">"date"</text:span><text:span text:style-name="T16">: </text:span><text:span text:style-name="T13">"Mon Nov 08 2021"</text:span><text:span text:style-name="T16">,</text:span></text:p>
            <text:p text:style-name="P5">        <text:span text:style-name="T8">"users"</text:span><text:span text:style-name="T16">: {</text:span></text:p>
            <text:p text:style-name="P5">            <text:span text:style-name="T8">"_id"</text:span><text:span text:style-name="T16">: </text:span><text:span text:style-name="T13">"617e45e0f61ed66e25e06892"</text:span><text:span text:style-name="T16">,</text:span></text:p>
            <text:p text:style-name="P5">            <text:span text:style-name="T8">"admin"</text:span><text:span text:style-name="T16">: </text:span><text:span text:style-name="T14">false</text:span><text:span text:style-name="T16">,</text:span></text:p>
            <text:p text:style-name="P5">            <text:span text:style-name="T8">"firstName"</text:span><text:span text:style-name="T16">: </text:span><text:span text:style-name="T13">"meir"</text:span><text:span text:style-name="T16">,</text:span></text:p>
            <text:p text:style-name="P5">            <text:span text:style-name="T8">"lastName"</text:span><text:span text:style-name="T16">: </text:span><text:span text:style-name="T13">"ben yechiel"</text:span><text:span text:style-name="T16">,</text:span></text:p>
            <text:p text:style-name="P5">            <text:span text:style-name="T8">"email"</text:span><text:span text:style-name="T16">: </text:span><text:span text:style-name="T13">"meirbenyechiel@gmail.com"</text:span><text:span text:style-name="T16">,</text:span></text:p>
            <text:p text:style-name="P5">            <text:span text:style-name="T8">"id"</text:span><text:span text:style-name="T16">: </text:span><text:span text:style-name="T13">"123456789"</text:span><text:span text:style-name="T16">,</text:span></text:p>
            <text:p text:style-name="P5">            <text:span text:style-name="T8">"password"</text:span><text:span text:style-name="T16">: </text:span><text:span text:style-name="T13">"123123"</text:span><text:span text:style-name="T16">,</text:span></text:p>
            <text:p text:style-name="P5">            <text:span text:style-name="T8">"city"</text:span><text:span text:style-name="T16">: </text:span><text:span text:style-name="T13">"harish"</text:span><text:span text:style-name="T16">,</text:span></text:p>
            <text:p text:style-name="P5">            <text:span text:style-name="T8">"st"</text:span><text:span text:style-name="T16">: </text:span><text:span text:style-name="T13">"Tnufa 8B, Apt. 25"</text:span></text:p>
            <text:p text:style-name="P5">        <text:span text:style-name="T16">},</text:span></text:p>
            <text:p text:style-name="P5">        <text:span text:style-name="T8">"id"</text:span><text:span text:style-name="T16">: </text:span><text:span text:style-name="T13">"6188f854c9d93a7e2da217d3"</text:span></text:p>
            <text:p text:style-name="P5">    <text:span text:style-name="T16">}</text:span></text:p>
            <text:p text:style-name="P9"/>
            <text:p text:style-name="P9"/>
          </table:table-cell>
          <table:table-cell table:style-name="טבלה1.A2" office:value-type="string">
            <text:p text:style-name="P9">Get / “/all/:userId”</text:p>
          </table:table-cell>
          <table:table-cell table:style-name="טבלה1.C2" office:value-type="string">
            <text:p text:style-name="P9">Get all user carts</text:p>
          </table:table-cell>
        </table:table-row>
        <table:table-row>
          <table:table-cell table:style-name="טבלה1.A2" office:value-type="string">
            <text:p text:style-name="P10"><text:span text:style-name="T18">Response: </text:span><text:span text:style-name="T9">{</text:span></text:p>
            <text:p text:style-name="P5">    <text:span text:style-name="T8">"_id"</text:span><text:span text:style-name="T16">: </text:span><text:span text:style-name="T13">"6188f854c9d93a7e2da217d3"</text:span><text:span text:style-name="T16">,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date"</text:span><text:span text:style-name="T16">: </text:span><text:span text:style-name="T13">"Mon Nov 08 2021"</text:span><text:span text:style-name="T16">,</text:span></text:p>
            <text:p text:style-name="P5">    <text:span text:style-name="T8">"users"</text:span><text:span text:style-name="T16">: {</text:span></text:p>
            <text:p text:style-name="P5">        <text:span text:style-name="T8">"_id"</text:span><text:span text:style-name="T16">: </text:span><text:span text:style-name="T13">"617e45e0f61ed66e25e06892"</text:span><text:span text:style-name="T16">,</text:span></text:p>
            <text:p text:style-name="P5">        <text:span text:style-name="T8">"admin"</text:span><text:span text:style-name="T16">: </text:span><text:span text:style-name="T14">false</text:span><text:span text:style-name="T16">,</text:span></text:p>
            <text:p text:style-name="P5">        <text:span text:style-name="T8">"firstName"</text:span><text:span text:style-name="T16">: </text:span><text:span text:style-name="T13">"meir"</text:span><text:span text:style-name="T16">,</text:span></text:p>
            <text:p text:style-name="P5">        <text:span text:style-name="T8">"lastName"</text:span><text:span text:style-name="T16">: </text:span><text:span text:style-name="T13">"ben yechiel"</text:span><text:span text:style-name="T16">,</text:span></text:p>
            <text:p text:style-name="P5">        <text:span text:style-name="T8">"email"</text:span><text:span text:style-name="T16">: </text:span><text:span text:style-name="T13">"meirbenyechiel@gmail.com"</text:span><text:span text:style-name="T16">,</text:span></text:p>
            <text:p text:style-name="P5">        <text:span text:style-name="T8">"id"</text:span><text:span text:style-name="T16">: </text:span><text:span text:style-name="T13">"123456789"</text:span><text:span text:style-name="T16">,</text:span></text:p>
            <text:p text:style-name="P5">        <text:span text:style-name="T8">"password"</text:span><text:span text:style-name="T16">: </text:span><text:span text:style-name="T13">"123123"</text:span><text:span text:style-name="T16">,</text:span></text:p>
            <text:p text:style-name="P5">        <text:span text:style-name="T8">"city"</text:span><text:span text:style-name="T16">: </text:span><text:span text:style-name="T13">"harish"</text:span><text:span text:style-name="T16">,</text:span></text:p>
            <text:p text:style-name="P5">        <text:span text:style-name="T8">"st"</text:span><text:span text:style-name="T16">: </text:span><text:span text:style-name="T13">"Tnufa 8B, Apt. 25"</text:span></text:p>
            <text:p text:style-name="P5">    <text:span text:style-name="T16">},</text:span></text:p>
            <text:p text:style-name="P5"><text:span text:style-name="T8">"id"</text:span><text:span text:style-name="T16">: </text:span><text:span text:style-name="T13">"6188f854c9d93a7e2da217d3"</text:span></text:p>
            <text:p text:style-name="P5"><text:span text:style-name="T16">}</text:span></text:p>
            <text:p text:style-name="P9"/>
          </table:table-cell>
          <table:table-cell table:style-name="טבלה1.A2" office:value-type="string">
            <text:p text:style-name="P9">Get / “/:id”</text:p>
          </table:table-cell>
          <table:table-cell table:style-name="טבלה1.C2" office:value-type="string">
            <text:p text:style-name="P9">Get one cart</text:p>
          </table:table-cell>
        </table:table-row>
        <table:table-row>
          <table:table-cell table:style-name="טבלה1.A2" office:value-type="string">
            <text:p text:style-name="P13"><text:span text:style-name="T3">Request: </text:span><text:span text:style-name="T10">{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date"</text:span><text:span text:style-name="T16">: </text:span><text:span text:style-name="T13">"8/12/2021"</text:span><text:span text:style-name="T16">,</text:span></text:p>
            <text:p text:style-name="P6"><text:span text:style-name="T16">}</text:span></text:p>
            <text:p text:style-name="P6"><text:span text:style-name="T16"/></text:p>
            <text:p text:style-name="P7"><text:span text:style-name="T17">response: </text:span><text:span text:style-name="T16">{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date"</text:span><text:span text:style-name="T16">: </text:span><text:span text:style-name="T13">"8/12/21"</text:span><text:span text:style-name="T16">,</text:span></text:p>
            <text:p text:style-name="P5"><text:soft-page-break/>    <text:span text:style-name="T8">"_id"</text:span><text:span text:style-name="T16">: </text:span><text:span text:style-name="T13">"61b101b631ce7511a5e84408"</text:span><text:span text:style-name="T16">,</text:span></text:p>
            <text:p text:style-name="P5">    <text:span text:style-name="T8">"id"</text:span><text:span text:style-name="T16">: </text:span><text:span text:style-name="T13">"61b101b631ce7511a5e84408"</text:span></text:p>
            <text:p text:style-name="P4">}</text:p>
            <text:p text:style-name="P6"><text:span text:style-name="T16"/></text:p>
          </table:table-cell>
          <table:table-cell table:style-name="טבלה1.A2" office:value-type="string">
            <text:p text:style-name="P9">Post / “”</text:p>
          </table:table-cell>
          <table:table-cell table:style-name="טבלה1.C2" office:value-type="string">
            <text:p text:style-name="P9">Create new cart</text:p>
          </table:table-cell>
        </table:table-row>
        <table:table-row>
          <table:table-cell table:style-name="טבלה1.A2" office:value-type="string">
            <text:p text:style-name="P13">Response empty</text:p>
          </table:table-cell>
          <table:table-cell table:style-name="טבלה1.A2" office:value-type="string">
            <text:p text:style-name="P9">Delete / “/:id”</text:p>
          </table:table-cell>
          <table:table-cell table:style-name="טבלה1.C2" office:value-type="string">
            <text:p text:style-name="P9">Delete cart</text:p>
          </table:table-cell>
        </table:table-row>
      </table:table>
      <text:p text:style-name="P2"><text:span text:style-name="T1"/></text:p>
      <text:p text:style-name="P2"><text:a xlink:type="simple" xlink:href="http://localhost/shopping/categories/" text:style-name="Internet_20_link" text:visited-style-name="Visited_20_Internet_20_Link"><text:span text:style-name="T1"/></text:a></text:p>
      <text:p text:style-name="P2"><text:a xlink:type="simple" xlink:href="http://localhost/shopping/categories/" text:style-name="Internet_20_link" text:visited-style-name="Visited_20_Internet_20_Link"><text:span text:style-name="T1">/</text:span></text:a><text:span text:style-name="T1">Endpoint: </text:span><text:a xlink:type="simple" xlink:href="http://localhost/shopping/categories" text:style-name="Internet_20_link" text:visited-style-name="Visited_20_Internet_20_Link"><text:span text:style-name="T1">http://localhost/shopping/</text:span></text:a><text:a xlink:type="simple" xlink:href="http://localhost/shopping/categories" text:style-name="Internet_20_link" text:visited-style-name="Visited_20_Internet_20_Link"><text:span text:style-name="T6">categorie</text:span></text:a><text:span text:style-name="T6">s</text:span></text:p>
      <text:p text:style-name="P2"><text:span text:style-name="T6"/></text:p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>
          <table:table-cell table:style-name="טבלה2.A1" office:value-type="string">
            <text:p text:style-name="P9">Request / Response</text:p>
          </table:table-cell>
          <table:table-cell table:style-name="טבלה2.A1" office:value-type="string">
            <text:p text:style-name="P9">Method + Path</text:p>
          </table:table-cell>
          <table:table-cell table:style-name="טבלה2.C1" office:value-type="string">
            <text:p text:style-name="P9">Description</text:p>
          </table:table-cell>
        </table:table-row>
        <table:table-row>
          <table:table-cell table:style-name="טבלה2.A2" office:value-type="string">
            <text:p text:style-name="P9">Response: <text:span text:style-name="T9">{</text:span></text:p>
            <text:p text:style-name="P5">        <text:span text:style-name="T8">"_id"</text:span><text:span text:style-name="T16">: </text:span><text:span text:style-name="T13">"617e8369f61ed66e25e0689d"</text:span><text:span text:style-name="T16">,</text:span></text:p>
            <text:p text:style-name="P5">        <text:span text:style-name="T8">"name"</text:span><text:span text:style-name="T16">: </text:span><text:span text:style-name="T13">"Chicken"</text:span><text:span text:style-name="T16">,</text:span></text:p>
            <text:p text:style-name="P5">        <text:span text:style-name="T8">"products"</text:span><text:span text:style-name="T16">: [</text:span></text:p>
            <text:p text:style-name="P5">            <text:span text:style-name="T16">{</text:span></text:p>
            <text:p text:style-name="P5">                <text:span text:style-name="T8">"_id"</text:span><text:span text:style-name="T16">: </text:span><text:span text:style-name="T13">"6182af748d4bb8d35303ae6e"</text:span><text:span text:style-name="T16">,</text:span></text:p>
            <text:p text:style-name="P5">                <text:span text:style-name="T8">"name"</text:span><text:span text:style-name="T16">: </text:span><text:span text:style-name="T13">"Craaim"</text:span><text:span text:style-name="T16">,</text:span></text:p>
            <text:p text:style-name="P5">                <text:span text:style-name="T8">"price"</text:span><text:span text:style-name="T16">: </text:span><text:span text:style-name="T19">25</text:span><text:span text:style-name="T16">,</text:span></text:p>
            <text:p text:style-name="P5">                <text:span text:style-name="T8">"category"</text:span><text:span text:style-name="T16">: </text:span><text:span text:style-name="T13">"617e8369f61ed66e25e0689d"</text:span><text:span text:style-name="T16">,</text:span></text:p>
            <text:p text:style-name="P5">                <text:span text:style-name="T8">"imageName"</text:span><text:span text:style-name="T16">: </text:span><text:span text:style-name="T13">"6182af748d4bb8d35303ae6e.jpg"</text:span><text:span text:style-name="T16">,</text:span></text:p>
            <text:p text:style-name="P5">                <text:span text:style-name="T8">"id"</text:span><text:span text:style-name="T16">: </text:span><text:span text:style-name="T13">"6182af748d4bb8d35303ae6e"</text:span></text:p>
            <text:p text:style-name="P5">            <text:span text:style-name="T16">},</text:span></text:p>
            <text:p text:style-name="P5">            <text:span text:style-name="T16">{</text:span></text:p>
            <text:p text:style-name="P5">                <text:span text:style-name="T8">"_id"</text:span><text:span text:style-name="T16">: </text:span><text:span text:style-name="T13">"618bde5fb2f632aa83cc293c"</text:span><text:span text:style-name="T16">,</text:span></text:p>
            <text:p text:style-name="P5">                <text:span text:style-name="T8">"name"</text:span><text:span text:style-name="T16">: </text:span><text:span text:style-name="T13">"Test2"</text:span><text:span text:style-name="T16">,</text:span></text:p>
            <text:p text:style-name="P5">                <text:span text:style-name="T8">"price"</text:span><text:span text:style-name="T16">: </text:span><text:span text:style-name="T19">1500</text:span><text:span text:style-name="T16">,</text:span></text:p>
            <text:p text:style-name="P5">                <text:span text:style-name="T8">"category"</text:span><text:span text:style-name="T16">: </text:span><text:span text:style-name="T13">"617e8369f61ed66e25e0689d"</text:span><text:span text:style-name="T16">,</text:span></text:p>
            <text:p text:style-name="P5">                <text:span text:style-name="T8">"imageName"</text:span><text:span text:style-name="T16">: </text:span><text:span text:style-name="T13">"618bde5fb2f632aa83cc293c.jpg"</text:span><text:span text:style-name="T16">,</text:span></text:p>
            <text:p text:style-name="P5">                <text:span text:style-name="T8">"id"</text:span><text:span text:style-name="T16">: </text:span><text:span text:style-name="T13">"618bde5fb2f632aa83cc293c"</text:span></text:p>
            <text:p text:style-name="P5">            <text:span text:style-name="T16">}</text:span></text:p>
            <text:p text:style-name="P5">        <text:span text:style-name="T16">]</text:span></text:p>
            <text:p text:style-name="P5">    <text:span text:style-name="T16">}</text:span></text:p>
            <text:p text:style-name="P9"/>
          </table:table-cell>
          <table:table-cell table:style-name="טבלה2.A2" office:value-type="string">
            <text:p text:style-name="P9">Get / “”</text:p>
          </table:table-cell>
          <table:table-cell table:style-name="טבלה2.C2" office:value-type="string">
            <text:p text:style-name="P9">Get all categories</text:p>
          </table:table-cell>
        </table:table-row>
        <table:table-row>
          <table:table-cell table:style-name="טבלה2.A2" office:value-type="string">
            <text:p text:style-name="P10"><text:span text:style-name="T18">Response: </text:span><text:span text:style-name="T9">{</text:span></text:p>
            <text:p text:style-name="P5">    <text:span text:style-name="T8">"_id"</text:span><text:span text:style-name="T16">: </text:span><text:span text:style-name="T13">"617e8369f61ed66e25e0689d"</text:span><text:span text:style-name="T16">,</text:span></text:p>
            <text:p text:style-name="P5">    <text:span text:style-name="T8">"name"</text:span><text:span text:style-name="T16">: </text:span><text:span text:style-name="T13">"Chicken"</text:span><text:span text:style-name="T16">,</text:span></text:p>
            <text:p text:style-name="P5">    <text:span text:style-name="T8">"products"</text:span><text:span text:style-name="T16">: [</text:span></text:p>
            <text:p text:style-name="P5">        <text:span text:style-name="T16">{</text:span></text:p>
            <text:p text:style-name="P5">            <text:span text:style-name="T8">"_id"</text:span><text:span text:style-name="T16">: </text:span><text:span text:style-name="T13">"6182af748d4bb8d35303ae6e"</text:span><text:span text:style-name="T16">,</text:span></text:p>
            <text:p text:style-name="P5">            <text:span text:style-name="T8">"name"</text:span><text:span text:style-name="T16">: </text:span><text:span text:style-name="T13">"Craaim"</text:span><text:span text:style-name="T16">,</text:span></text:p>
            <text:p text:style-name="P5">            <text:span text:style-name="T8">"price"</text:span><text:span text:style-name="T16">: </text:span><text:span text:style-name="T19">25</text:span><text:span text:style-name="T16">,</text:span></text:p>
            <text:p text:style-name="P5">            <text:span text:style-name="T8">"category"</text:span><text:span text:style-name="T16">: </text:span><text:span text:style-name="T13">"617e8369f61ed66e25e0689d"</text:span><text:span text:style-name="T16">,</text:span></text:p>
            <text:p text:style-name="P5">            <text:span text:style-name="T8">"imageName"</text:span><text:span text:style-name="T16">: </text:span><text:span text:style-name="T13">"6182af748d4bb8d35303ae6e.jpg"</text:span><text:span text:style-name="T16">,</text:span></text:p>
            <text:p text:style-name="P5"><text:soft-page-break/>            <text:span text:style-name="T8">"id"</text:span><text:span text:style-name="T16">: </text:span><text:span text:style-name="T13">"6182af748d4bb8d35303ae6e"</text:span></text:p>
            <text:p text:style-name="P5">        <text:span text:style-name="T16">},</text:span></text:p>
            <text:p text:style-name="P5">        <text:span text:style-name="T16">{</text:span></text:p>
            <text:p text:style-name="P5">            <text:span text:style-name="T8">"_id"</text:span><text:span text:style-name="T16">: </text:span><text:span text:style-name="T13">"618bde5fb2f632aa83cc293c"</text:span><text:span text:style-name="T16">,</text:span></text:p>
            <text:p text:style-name="P5">            <text:span text:style-name="T8">"name"</text:span><text:span text:style-name="T16">: </text:span><text:span text:style-name="T13">"Test2"</text:span><text:span text:style-name="T16">,</text:span></text:p>
            <text:p text:style-name="P5">            <text:span text:style-name="T8">"price"</text:span><text:span text:style-name="T16">: </text:span><text:span text:style-name="T19">1500</text:span><text:span text:style-name="T16">,</text:span></text:p>
            <text:p text:style-name="P5">            <text:span text:style-name="T8">"category"</text:span><text:span text:style-name="T16">: </text:span><text:span text:style-name="T13">"617e8369f61ed66e25e0689d"</text:span><text:span text:style-name="T16">,</text:span></text:p>
            <text:p text:style-name="P5">            <text:span text:style-name="T8">"imageName"</text:span><text:span text:style-name="T16">: </text:span><text:span text:style-name="T13">"618bde5fb2f632aa83cc293c.jpg"</text:span><text:span text:style-name="T16">,</text:span></text:p>
            <text:p text:style-name="P5">            <text:span text:style-name="T8">"id"</text:span><text:span text:style-name="T16">: </text:span><text:span text:style-name="T13">"618bde5fb2f632aa83cc293c"</text:span></text:p>
            <text:p text:style-name="P5">        <text:span text:style-name="T16">}</text:span></text:p>
            <text:p text:style-name="P5">    <text:span text:style-name="T16">]</text:span></text:p>
            <text:p text:style-name="P4">}</text:p>
            <text:p text:style-name="P9"/>
          </table:table-cell>
          <table:table-cell table:style-name="טבלה2.A2" office:value-type="string">
            <text:p text:style-name="P9">Get / “/:id”</text:p>
          </table:table-cell>
          <table:table-cell table:style-name="טבלה2.C2" office:value-type="string">
            <text:p text:style-name="P9">Get one category</text:p>
          </table:table-cell>
        </table:table-row>
        <table:table-row>
          <table:table-cell table:style-name="טבלה2.A2" office:value-type="string">
            <text:p text:style-name="P10">Request:<text:span text:style-name="T9">{</text:span></text:p>
            <text:p text:style-name="P5">    <text:span text:style-name="T8">"name"</text:span><text:span text:style-name="T16">: </text:span><text:span text:style-name="T13">"test"</text:span></text:p>
            <text:p text:style-name="P4">}</text:p>
            <text:p text:style-name="P4">response:{</text:p>
            <text:p text:style-name="P5">    <text:span text:style-name="T8">"name"</text:span><text:span text:style-name="T16">: </text:span><text:span text:style-name="T13">"test"</text:span><text:span text:style-name="T16">,</text:span></text:p>
            <text:p text:style-name="P5">    <text:span text:style-name="T8">"_id"</text:span><text:span text:style-name="T16">: </text:span><text:span text:style-name="T13">"61b103ed31ce7511a5e84411"</text:span></text:p>
            <text:p text:style-name="P4">}</text:p>
            <text:p text:style-name="P4"/>
            <text:p text:style-name="P10"/>
          </table:table-cell>
          <table:table-cell table:style-name="טבלה2.A2" office:value-type="string">
            <text:p text:style-name="P9">Post / “”</text:p>
          </table:table-cell>
          <table:table-cell table:style-name="טבלה2.C2" office:value-type="string">
            <text:p text:style-name="P9">Create new category</text:p>
          </table:table-cell>
        </table:table-row>
        <table:table-row>
          <table:table-cell table:style-name="טבלה2.A2" office:value-type="string">
            <text:p text:style-name="P10">Response empty</text:p>
          </table:table-cell>
          <table:table-cell table:style-name="טבלה2.A2" office:value-type="string">
            <text:p text:style-name="P9">Delete / “/:id”</text:p>
          </table:table-cell>
          <table:table-cell table:style-name="טבלה2.C2" office:value-type="string">
            <text:p text:style-name="P9">Delete category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a xlink:type="simple" xlink:href="http://localhost/shopping/categories/" text:style-name="Internet_20_link" text:visited-style-name="Visited_20_Internet_20_Link"><text:span text:style-name="T1">/</text:span></text:a><text:span text:style-name="T1">Endpoint: </text:span><text:a xlink:type="simple" xlink:href="http://localhost/shopping/items" text:style-name="Internet_20_link" text:visited-style-name="Visited_20_Internet_20_Link"><text:span text:style-name="T1">http://localhost/shopping/</text:span></text:a><text:a xlink:type="simple" xlink:href="http://localhost/shopping/items" text:style-name="Internet_20_link" text:visited-style-name="Visited_20_Internet_20_Link"><text:span text:style-name="T6">items</text:span></text:a></text:p>
      <text:p text:style-name="P2"><text:span text:style-name="T6"/></text:p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>
          <table:table-cell table:style-name="טבלה3.A1" office:value-type="string">
            <text:p text:style-name="P9">Request / Response</text:p>
          </table:table-cell>
          <table:table-cell table:style-name="טבלה3.A1" office:value-type="string">
            <text:p text:style-name="P9">Method + Path</text:p>
          </table:table-cell>
          <table:table-cell table:style-name="טבלה3.C1" office:value-type="string">
            <text:p text:style-name="P9">Description</text:p>
          </table:table-cell>
        </table:table-row>
        <table:table-row>
          <table:table-cell table:style-name="טבלה3.A2" office:value-type="string">
            <text:p text:style-name="P13"><text:span text:style-name="T3">Response:</text:span><text:span text:style-name="T11">    </text:span><text:span text:style-name="T9">{</text:span></text:p>
            <text:p text:style-name="P5">        <text:span text:style-name="T8">"_id"</text:span><text:span text:style-name="T16">: </text:span><text:span text:style-name="T13">"61b0eb5531ce7511a5e842d0"</text:span><text:span text:style-name="T16">,</text:span></text:p>
            <text:p text:style-name="P5">        <text:span text:style-name="T8">"product"</text:span><text:span text:style-name="T16">: </text:span><text:span text:style-name="T13">"617ea0e93dea4e0ce80a2c84"</text:span><text:span text:style-name="T16">,</text:span></text:p>
            <text:p text:style-name="P5">        <text:span text:style-name="T8">"quantity"</text:span><text:span text:style-name="T16">: </text:span><text:span text:style-name="T19">1</text:span><text:span text:style-name="T16">,</text:span></text:p>
            <text:p text:style-name="P5">        <text:span text:style-name="T8">"price"</text:span><text:span text:style-name="T16">: </text:span><text:span text:style-name="T19">3</text:span><text:span text:style-name="T16">,</text:span></text:p>
            <text:p text:style-name="P5">        <text:span text:style-name="T8">"cart"</text:span><text:span text:style-name="T16">: </text:span><text:span text:style-name="T13">"61b0e91731ce7511a5e84271"</text:span><text:span text:style-name="T16">,</text:span></text:p>
            <text:p text:style-name="P5">        <text:span text:style-name="T8">"products"</text:span><text:span text:style-name="T16">: [</text:span></text:p>
            <text:p text:style-name="P5">            <text:span text:style-name="T16">{</text:span></text:p>
            <text:p text:style-name="P5">                <text:span text:style-name="T8">"_id"</text:span><text:span text:style-name="T16">: </text:span><text:span text:style-name="T13">"617ea0e93dea4e0ce80a2c84"</text:span><text:span text:style-name="T16">,</text:span></text:p>
            <text:p text:style-name="P5">                <text:span text:style-name="T8">"name"</text:span><text:span text:style-name="T16">: </text:span><text:span text:style-name="T13">"Banana"</text:span><text:span text:style-name="T16">,</text:span></text:p>
            <text:p text:style-name="P5">                <text:span text:style-name="T8">"price"</text:span><text:span text:style-name="T16">: </text:span><text:span text:style-name="T19">3</text:span><text:span text:style-name="T16">,</text:span></text:p>
            <text:p text:style-name="P5">            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            <text:span text:style-name="T8">"imageName"</text:span><text:span text:style-name="T16">: </text:span><text:span text:style-name="T13">"Banana.jpg"</text:span><text:span text:style-name="T16">,</text:span></text:p>
            <text:p text:style-name="P5">                <text:span text:style-name="T8">"id"</text:span><text:span text:style-name="T16">: </text:span><text:span text:style-name="T13">"617ea0e93dea4e0ce80a2c84"</text:span></text:p>
            <text:p text:style-name="P5">            <text:span text:style-name="T16">}</text:span></text:p>
            <text:p text:style-name="P5">        <text:span text:style-name="T16">],</text:span></text:p>
            <text:p text:style-name="P5">        <text:span text:style-name="T8">"carts"</text:span><text:span text:style-name="T16">: [</text:span></text:p>
            <text:p text:style-name="P5">            <text:span text:style-name="T16">{</text:span></text:p>
            <text:p text:style-name="P5"><text:soft-page-break/>                <text:span text:style-name="T8">"_id"</text:span><text:span text:style-name="T16">: </text:span><text:span text:style-name="T13">"61b0e91731ce7511a5e84271"</text:span><text:span text:style-name="T16">,</text:span></text:p>
            <text:p text:style-name="P5">        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        <text:span text:style-name="T8">"date"</text:span><text:span text:style-name="T16">: </text:span><text:span text:style-name="T13">"Wed Dec 08 2021"</text:span><text:span text:style-name="T16">,</text:span></text:p>
            <text:p text:style-name="P5">                <text:span text:style-name="T8">"id"</text:span><text:span text:style-name="T16">: </text:span><text:span text:style-name="T13">"61b0e91731ce7511a5e84271"</text:span></text:p>
            <text:p text:style-name="P5">            <text:span text:style-name="T16">}</text:span></text:p>
            <text:p text:style-name="P5">        <text:span text:style-name="T16">],</text:span></text:p>
            <text:p text:style-name="P5">        <text:span text:style-name="T8">"id"</text:span><text:span text:style-name="T16">: </text:span><text:span text:style-name="T13">"61b0eb5531ce7511a5e842d0"</text:span></text:p>
            <text:p text:style-name="P5">    <text:span text:style-name="T16">}</text:span></text:p>
            <text:p text:style-name="P9"/>
          </table:table-cell>
          <table:table-cell table:style-name="טבלה3.A2" office:value-type="string">
            <text:p text:style-name="P9">Get / “/all/:cartId”</text:p>
          </table:table-cell>
          <table:table-cell table:style-name="טבלה3.C2" office:value-type="string">
            <text:p text:style-name="P9">Get all cart items</text:p>
          </table:table-cell>
        </table:table-row>
        <table:table-row>
          <table:table-cell table:style-name="טבלה3.A2" office:value-type="string">
            <text:p text:style-name="P10"><text:span text:style-name="T18">Response:</text:span><text:span text:style-name="T9">{</text:span></text:p>
            <text:p text:style-name="P5">    <text:span text:style-name="T8">"_id"</text:span><text:span text:style-name="T16">: </text:span><text:span text:style-name="T13">"61b0eb5531ce7511a5e842d0"</text:span><text:span text:style-name="T16">,</text:span></text:p>
            <text:p text:style-name="P5">    <text:span text:style-name="T8">"product"</text:span><text:span text:style-name="T16">: </text:span><text:span text:style-name="T13">"617ea0e93dea4e0ce80a2c84"</text:span><text:span text:style-name="T16">,</text:span></text:p>
            <text:p text:style-name="P5">    <text:span text:style-name="T8">"quantity"</text:span><text:span text:style-name="T16">: </text:span><text:span text:style-name="T19">1</text:span><text:span text:style-name="T16">,</text:span></text:p>
            <text:p text:style-name="P5">    <text:span text:style-name="T8">"price"</text:span><text:span text:style-name="T16">: </text:span><text:span text:style-name="T19">3</text:span><text:span text:style-name="T16">,</text:span></text:p>
            <text:p text:style-name="P5">    <text:span text:style-name="T8">"cart"</text:span><text:span text:style-name="T16">: </text:span><text:span text:style-name="T13">"61b0e91731ce7511a5e84271"</text:span><text:span text:style-name="T16">,</text:span></text:p>
            <text:p text:style-name="P5">    <text:span text:style-name="T8">"products"</text:span><text:span text:style-name="T16">: [</text:span></text:p>
            <text:p text:style-name="P5">        <text:span text:style-name="T16">{</text:span></text:p>
            <text:p text:style-name="P5">            <text:span text:style-name="T8">"_id"</text:span><text:span text:style-name="T16">: </text:span><text:span text:style-name="T13">"617ea0e93dea4e0ce80a2c84"</text:span><text:span text:style-name="T16">,</text:span></text:p>
            <text:p text:style-name="P5">            <text:span text:style-name="T8">"name"</text:span><text:span text:style-name="T16">: </text:span><text:span text:style-name="T13">"Banana"</text:span><text:span text:style-name="T16">,</text:span></text:p>
            <text:p text:style-name="P5">            <text:span text:style-name="T8">"price"</text:span><text:span text:style-name="T16">: </text:span><text:span text:style-name="T19">3</text:span><text:span text:style-name="T16">,</text:span></text:p>
            <text:p text:style-name="P5">        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        <text:span text:style-name="T8">"imageName"</text:span><text:span text:style-name="T16">: </text:span><text:span text:style-name="T13">"Banana.jpg"</text:span><text:span text:style-name="T16">,</text:span></text:p>
            <text:p text:style-name="P5">            <text:span text:style-name="T8">"id"</text:span><text:span text:style-name="T16">: </text:span><text:span text:style-name="T13">"617ea0e93dea4e0ce80a2c84"</text:span></text:p>
            <text:p text:style-name="P5">        <text:span text:style-name="T16">}</text:span></text:p>
            <text:p text:style-name="P5">    <text:span text:style-name="T16">],</text:span></text:p>
            <text:p text:style-name="P5">    <text:span text:style-name="T8">"carts"</text:span><text:span text:style-name="T16">: [</text:span></text:p>
            <text:p text:style-name="P5">        <text:span text:style-name="T16">{</text:span></text:p>
            <text:p text:style-name="P5">            <text:span text:style-name="T8">"_id"</text:span><text:span text:style-name="T16">: </text:span><text:span text:style-name="T13">"61b0e91731ce7511a5e84271"</text:span><text:span text:style-name="T16">,</text:span></text:p>
            <text:p text:style-name="P5">    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    <text:span text:style-name="T8">"date"</text:span><text:span text:style-name="T16">: </text:span><text:span text:style-name="T13">"Wed Dec 08 2021"</text:span><text:span text:style-name="T16">,</text:span></text:p>
            <text:p text:style-name="P5">            <text:span text:style-name="T8">"id"</text:span><text:span text:style-name="T16">: </text:span><text:span text:style-name="T13">"61b0e91731ce7511a5e84271"</text:span></text:p>
            <text:p text:style-name="P5">        <text:span text:style-name="T16">}</text:span></text:p>
            <text:p text:style-name="P5">    <text:span text:style-name="T16">],</text:span></text:p>
            <text:p text:style-name="P5">    <text:span text:style-name="T8">"id"</text:span><text:span text:style-name="T16">: </text:span><text:span text:style-name="T13">"61b0eb5531ce7511a5e842d0"</text:span></text:p>
            <text:p text:style-name="P4">}</text:p>
            <text:p text:style-name="P9"/>
          </table:table-cell>
          <table:table-cell table:style-name="טבלה3.A2" office:value-type="string">
            <text:p text:style-name="P9">Get / “/:id”</text:p>
          </table:table-cell>
          <table:table-cell table:style-name="טבלה3.C2" office:value-type="string">
            <text:p text:style-name="P9">Get one item</text:p>
          </table:table-cell>
        </table:table-row>
        <table:table-row>
          <table:table-cell table:style-name="טבלה3.A2" office:value-type="string">
            <text:p text:style-name="P13"><text:span text:style-name="T2">Request: </text:span><text:span text:style-name="T9">{</text:span></text:p>
            <text:p text:style-name="P11">    <text:span text:style-name="T8">"product"</text:span><text:span text:style-name="T16">: </text:span><text:span text:style-name="T13">"617ea0e93dea4e0ce80a2c84"</text:span><text:span text:style-name="T16">,</text:span></text:p>
            <text:p text:style-name="P11"><text:span text:style-name="T16"><text:s text:c="4"/></text:span><text:span text:style-name="T8">"quantity"</text:span><text:span text:style-name="T16">: </text:span><text:span text:style-name="T19">1</text:span><text:span text:style-name="T16">,</text:span></text:p>
            <text:p text:style-name="P5"><text:span text:style-name="T8"><text:s text:c="4"/>"price"</text:span><text:span text:style-name="T16">: </text:span><text:span text:style-name="T19">3</text:span><text:span text:style-name="T16">,</text:span></text:p>
            <text:p text:style-name="P7"><text:span text:style-name="T16">    </text:span><text:span text:style-name="T8">"cart"</text:span><text:span text:style-name="T16">: </text:span><text:span text:style-name="T13">"61b0e91731ce7511a5e84271"</text:span><text:span text:style-name="T16">,</text:span></text:p>
            <text:p text:style-name="P7"><text:span text:style-name="T8"><text:s text:c="4"/>"imageName"</text:span><text:span text:style-name="T16">: </text:span><text:span text:style-name="T13">"Banana.jpg"</text:span></text:p>
            <text:p text:style-name="P4"><text:span text:style-name="T16">}</text:span></text:p>
            <text:p text:style-name="P11"><text:span text:style-name="T16"/></text:p>
            <text:p text:style-name="P11"><text:span text:style-name="T16">response: {</text:span></text:p>
            <text:p text:style-name="P5">    <text:span text:style-name="T8">"product"</text:span><text:span text:style-name="T16">: </text:span><text:span text:style-name="T13">"617ea0e93dea4e0ce80a2c84"</text:span><text:span text:style-name="T16">,</text:span></text:p>
            <text:p text:style-name="P5">    <text:span text:style-name="T8">"quantity"</text:span><text:span text:style-name="T16">: </text:span><text:span text:style-name="T19">3</text:span><text:span text:style-name="T16">,</text:span></text:p>
            <text:p text:style-name="P5">    <text:span text:style-name="T8">"price"</text:span><text:span text:style-name="T16">: </text:span><text:span text:style-name="T19">5</text:span><text:span text:style-name="T16">,</text:span></text:p>
            <text:p text:style-name="P5">    <text:span text:style-name="T8">"cart"</text:span><text:span text:style-name="T16">: </text:span><text:span text:style-name="T13">"61b0e91731ce7511a5e84271"</text:span><text:span text:style-name="T16">,</text:span></text:p>
            <text:p text:style-name="P5"><text:soft-page-break/>    <text:span text:style-name="T8">"imageName"</text:span><text:span text:style-name="T16">: </text:span><text:span text:style-name="T13">"test.jpg"</text:span><text:span text:style-name="T16">,</text:span></text:p>
            <text:p text:style-name="P5">    <text:span text:style-name="T8">"_id"</text:span><text:span text:style-name="T16">: </text:span><text:span text:style-name="T13">"61b107ba31ce7511a5e84421"</text:span><text:span text:style-name="T16">,</text:span></text:p>
            <text:p text:style-name="P5">    <text:span text:style-name="T8">"id"</text:span><text:span text:style-name="T16">: </text:span><text:span text:style-name="T13">"61b107ba31ce7511a5e84421"</text:span></text:p>
            <text:p text:style-name="P4">}</text:p>
            <text:p text:style-name="P11"><text:span text:style-name="T16"/></text:p>
          </table:table-cell>
          <table:table-cell table:style-name="טבלה3.A2" office:value-type="string">
            <text:p text:style-name="P9">Post / “”</text:p>
          </table:table-cell>
          <table:table-cell table:style-name="טבלה3.C2" office:value-type="string">
            <text:p text:style-name="P9">Create new item</text:p>
          </table:table-cell>
        </table:table-row>
        <table:table-row>
          <table:table-cell table:style-name="טבלה3.A2" office:value-type="string">
            <text:p text:style-name="P10">Response empty</text:p>
          </table:table-cell>
          <table:table-cell table:style-name="טבלה3.A2" office:value-type="string">
            <text:p text:style-name="P9">Delete / “/:id”</text:p>
          </table:table-cell>
          <table:table-cell table:style-name="טבלה3.C2" office:value-type="string">
            <text:p text:style-name="P9">Delete item</text:p>
          </table:table-cell>
        </table:table-row>
        <table:table-row>
          <table:table-cell table:style-name="טבלה3.A2" office:value-type="string">
            <text:p text:style-name="P10">Response empty</text:p>
          </table:table-cell>
          <table:table-cell table:style-name="טבלה3.A2" office:value-type="string">
            <text:p text:style-name="P9">Delete / “”</text:p>
          </table:table-cell>
          <table:table-cell table:style-name="טבלה3.C2" office:value-type="string">
            <text:p text:style-name="P9">Delete all cart items</text:p>
          </table:table-cell>
        </table:table-row>
      </table:table>
      <text:p text:style-name="P2"><text:span text:style-name="T6"><text:tab/></text:span></text:p>
      <text:p text:style-name="P2"><text:span text:style-name="T6"/></text:p>
      <text:p text:style-name="P2"><text:a xlink:type="simple" xlink:href="http://localhost/shopping/categories/" text:style-name="Internet_20_link" text:visited-style-name="Visited_20_Internet_20_Link">/</text:a><text:span text:style-name="T6">Endpoint: </text:span><text:a xlink:type="simple" xlink:href="http://localhost/shopping/items" text:style-name="Internet_20_link" text:visited-style-name="Visited_20_Internet_20_Link">http://localhost/shopping/o</text:a><text:span text:style-name="T6">rders</text:span></text:p>
      <text:p text:style-name="P2"><text:span text:style-name="T6"/></text:p>
      <text:p text:style-name="P2"><text:span text:style-name="T6"/></text:p>
      <table:table table:name="טבלה4" table:style-name="טבלה4">
        <table:table-column table:style-name="טבלה4.A"/>
        <table:table-column table:style-name="טבלה4.B"/>
        <table:table-column table:style-name="טבלה4.C"/>
        <table:table-row>
          <table:table-cell table:style-name="טבלה4.A1" office:value-type="string">
            <text:p text:style-name="P9">Request / Response</text:p>
          </table:table-cell>
          <table:table-cell table:style-name="טבלה4.A1" office:value-type="string">
            <text:p text:style-name="P9">Method + Path</text:p>
          </table:table-cell>
          <table:table-cell table:style-name="טבלה4.C1" office:value-type="string">
            <text:p text:style-name="P9">Description</text:p>
          </table:table-cell>
        </table:table-row>
        <table:table-row>
          <table:table-cell table:style-name="טבלה4.A2" office:value-type="string">
            <text:p text:style-name="P10"><text:span text:style-name="T18">Response: </text:span><text:span text:style-name="T9">{</text:span></text:p>
            <text:p text:style-name="P5">        <text:span text:style-name="T8">"_id"</text:span><text:span text:style-name="T16">: </text:span><text:span text:style-name="T13">"6190eee447d97f8f9e935ccd"</text:span><text:span text:style-name="T16">,</text:span></text:p>
            <text:p text:style-name="P5">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<text:span text:style-name="T8">"cart"</text:span><text:span text:style-name="T16">: </text:span><text:span text:style-name="T13">"618cd0220a5ed35f1adbf788"</text:span><text:span text:style-name="T16">,</text:span></text:p>
            <text:p text:style-name="P5">        <text:span text:style-name="T8">"price"</text:span><text:span text:style-name="T16">: </text:span><text:span text:style-name="T19">2000</text:span><text:span text:style-name="T16">,</text:span></text:p>
            <text:p text:style-name="P5">        <text:span text:style-name="T8">"city"</text:span><text:span text:style-name="T16">: </text:span><text:span text:style-name="T13">"harish "</text:span><text:span text:style-name="T16">,</text:span></text:p>
            <text:p text:style-name="P5">        <text:span text:style-name="T8">"st"</text:span><text:span text:style-name="T16">: </text:span><text:span text:style-name="T13">"histadroot 4"</text:span><text:span text:style-name="T16">,</text:span></text:p>
            <text:p text:style-name="P5">        <text:span text:style-name="T8">"shippingDate"</text:span><text:span text:style-name="T16">: </text:span><text:span text:style-name="T13">"2021-11-14"</text:span><text:span text:style-name="T16">,</text:span></text:p>
            <text:p text:style-name="P5">        <text:span text:style-name="T8">"orderDate"</text:span><text:span text:style-name="T16">: </text:span><text:span text:style-name="T13">"Sun Nov 14 2021 13:11:31 GMT+0200 (</text:span><text:span text:style-name="T15">שעון ישראל </text:span><text:span text:style-name="T13">(</text:span><text:span text:style-name="T15">חורף</text:span><text:span text:style-name="T13">))"</text:span><text:span text:style-name="T16">,</text:span></text:p>
            <text:p text:style-name="P5">        <text:span text:style-name="T8">"card"</text:span><text:span text:style-name="T16">: </text:span><text:span text:style-name="T13">"1234"</text:span><text:span text:style-name="T16">,</text:span></text:p>
            <text:p text:style-name="P5">        <text:span text:style-name="T8">"carts"</text:span><text:span text:style-name="T16">: {</text:span></text:p>
            <text:p text:style-name="P5">            <text:span text:style-name="T8">"_id"</text:span><text:span text:style-name="T16">: </text:span><text:span text:style-name="T13">"618cd0220a5ed35f1adbf788"</text:span><text:span text:style-name="T16">,</text:span></text:p>
            <text:p text:style-name="P5">    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    <text:span text:style-name="T8">"date"</text:span><text:span text:style-name="T16">: </text:span><text:span text:style-name="T13">"Thu Nov 11 2021"</text:span><text:span text:style-name="T16">,</text:span></text:p>
            <text:p text:style-name="P5">            <text:span text:style-name="T8">"id"</text:span><text:span text:style-name="T16">: </text:span><text:span text:style-name="T13">"618cd0220a5ed35f1adbf788"</text:span></text:p>
            <text:p text:style-name="P5">        <text:span text:style-name="T16">},</text:span></text:p>
            <text:p text:style-name="P5">        <text:span text:style-name="T8">"id"</text:span><text:span text:style-name="T16">: </text:span><text:span text:style-name="T13">"6190eee447d97f8f9e935ccd"</text:span></text:p>
            <text:p text:style-name="P5">    <text:span text:style-name="T16">}</text:span></text:p>
            <text:p text:style-name="P9"/>
          </table:table-cell>
          <table:table-cell table:style-name="טבלה4.A2" office:value-type="string">
            <text:p text:style-name="P9">Get / “”</text:p>
          </table:table-cell>
          <table:table-cell table:style-name="טבלה4.C2" office:value-type="string">
            <text:p text:style-name="P9">Get all orders</text:p>
          </table:table-cell>
        </table:table-row>
        <table:table-row>
          <table:table-cell table:style-name="טבלה4.A2" office:value-type="string">
            <text:p text:style-name="P10"><text:span text:style-name="T18">Response: </text:span><text:span text:style-name="T9">{</text:span></text:p>
            <text:p text:style-name="P5">        <text:span text:style-name="T8">"_id"</text:span><text:span text:style-name="T16">: </text:span><text:span text:style-name="T13">"61b0fa0931ce7511a5e843fa"</text:span><text:span text:style-name="T16">,</text:span></text:p>
            <text:p text:style-name="P5">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<text:span text:style-name="T8">"cart"</text:span><text:span text:style-name="T16">: </text:span><text:span text:style-name="T13">"61b0e91731ce7511a5e84271"</text:span><text:span text:style-name="T16">,</text:span></text:p>
            <text:p text:style-name="P5">        <text:span text:style-name="T8">"price"</text:span><text:span text:style-name="T16">: </text:span><text:span text:style-name="T19">9</text:span><text:span text:style-name="T16">,</text:span></text:p>
            <text:p text:style-name="P5">        <text:span text:style-name="T8">"city"</text:span><text:span text:style-name="T16">: </text:span><text:span text:style-name="T13">"harish"</text:span><text:span text:style-name="T16">,</text:span></text:p>
            <text:p text:style-name="P5">        <text:span text:style-name="T8">"st"</text:span><text:span text:style-name="T16">: </text:span><text:span text:style-name="T13">"Tnufa 8B, Apt. 25"</text:span><text:span text:style-name="T16">,</text:span></text:p>
            <text:p text:style-name="P5">        <text:span text:style-name="T8">"shippingDate"</text:span><text:span text:style-name="T16">: </text:span><text:span text:style-name="T13">"16.12.2021, 0:00:00"</text:span><text:span text:style-name="T16">,</text:span></text:p>
            <text:p text:style-name="P5">        <text:span text:style-name="T8">"orderDate"</text:span><text:span text:style-name="T16">: </text:span><text:span text:style-name="T13">"8.12.2021"</text:span><text:span text:style-name="T16">,</text:span></text:p>
            <text:p text:style-name="P5">        <text:span text:style-name="T8">"card"</text:span><text:span text:style-name="T16">: </text:span><text:span text:style-name="T13">"4545"</text:span><text:span text:style-name="T16">,</text:span></text:p>
            <text:p text:style-name="P5">        <text:span text:style-name="T8">"carts"</text:span><text:span text:style-name="T16">: {</text:span></text:p>
            <text:p text:style-name="P5">            <text:span text:style-name="T8">"_id"</text:span><text:span text:style-name="T16">: </text:span><text:span text:style-name="T13">"61b0e91731ce7511a5e84271"</text:span><text:span text:style-name="T16">,</text:span></text:p>
            <text:p text:style-name="P5">    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    <text:span text:style-name="T8">"date"</text:span><text:span text:style-name="T16">: </text:span><text:span text:style-name="T13">"Wed Dec 08 2021"</text:span><text:span text:style-name="T16">,</text:span></text:p>
            <text:p text:style-name="P5"><text:soft-page-break/>            <text:span text:style-name="T8">"id"</text:span><text:span text:style-name="T16">: </text:span><text:span text:style-name="T13">"61b0e91731ce7511a5e84271"</text:span></text:p>
            <text:p text:style-name="P5">        <text:span text:style-name="T16">},</text:span></text:p>
            <text:p text:style-name="P5">        <text:span text:style-name="T8">"id"</text:span><text:span text:style-name="T16">: </text:span><text:span text:style-name="T13">"61b0fa0931ce7511a5e843fa"</text:span></text:p>
            <text:p text:style-name="P5">    <text:span text:style-name="T16">}</text:span></text:p>
            <text:p text:style-name="P9"/>
          </table:table-cell>
          <table:table-cell table:style-name="טבלה4.A2" office:value-type="string">
            <text:p text:style-name="P9">Get / “/all/:userId”</text:p>
          </table:table-cell>
          <table:table-cell table:style-name="טבלה4.C2" office:value-type="string">
            <text:p text:style-name="P9">Get all user orders</text:p>
          </table:table-cell>
        </table:table-row>
        <table:table-row>
          <table:table-cell table:style-name="טבלה4.A2" office:value-type="string">
            <text:p text:style-name="P10">Response: <text:span text:style-name="T9">[</text:span></text:p>
            <text:p text:style-name="P5">    <text:span text:style-name="T16">{</text:span></text:p>
            <text:p text:style-name="P5">        <text:span text:style-name="T8">"_id"</text:span><text:span text:style-name="T16">: </text:span><text:span text:style-name="T13">"15.12.2021, 0:00:00"</text:span><text:span text:style-name="T16">,</text:span></text:p>
            <text:p text:style-name="P5">        <text:span text:style-name="T8">"cnt"</text:span><text:span text:style-name="T16">: </text:span><text:span text:style-name="T19">7</text:span></text:p>
            <text:p text:style-name="P5">    <text:span text:style-name="T16">},</text:span></text:p>
            <text:p text:style-name="P5">    <text:span text:style-name="T16">{</text:span></text:p>
            <text:p text:style-name="P5">        <text:span text:style-name="T8">"_id"</text:span><text:span text:style-name="T16">: </text:span><text:span text:style-name="T13">"2021-11-25"</text:span><text:span text:style-name="T16">,</text:span></text:p>
            <text:p text:style-name="P5">        <text:span text:style-name="T8">"cnt"</text:span><text:span text:style-name="T16">: </text:span><text:span text:style-name="T19">6</text:span></text:p>
            <text:p text:style-name="P5">    <text:span text:style-name="T16">},</text:span></text:p>
            <text:p text:style-name="P5">    <text:span text:style-name="T16">{</text:span></text:p>
            <text:p text:style-name="P5">        <text:span text:style-name="T8">"_id"</text:span><text:span text:style-name="T16">: </text:span><text:span text:style-name="T13">"2021-11-30"</text:span><text:span text:style-name="T16">,</text:span></text:p>
            <text:p text:style-name="P5">        <text:span text:style-name="T8">"cnt"</text:span><text:span text:style-name="T16">: </text:span><text:span text:style-name="T19">3</text:span></text:p>
            <text:p text:style-name="P5">    <text:span text:style-name="T16">},</text:span></text:p>
            <text:p text:style-name="P5">    <text:span text:style-name="T16">{</text:span></text:p>
            <text:p text:style-name="P5">        <text:span text:style-name="T8">"_id"</text:span><text:span text:style-name="T16">: </text:span><text:span text:style-name="T13">"2021-11-26"</text:span><text:span text:style-name="T16">,</text:span></text:p>
            <text:p text:style-name="P5">        <text:span text:style-name="T8">"cnt"</text:span><text:span text:style-name="T16">: </text:span><text:span text:style-name="T19">4</text:span></text:p>
            <text:p text:style-name="P5">    <text:span text:style-name="T16">},</text:span></text:p>
            <text:p text:style-name="P5">    <text:span text:style-name="T16">{</text:span></text:p>
            <text:p text:style-name="P5">        <text:span text:style-name="T8">"_id"</text:span><text:span text:style-name="T16">: </text:span><text:span text:style-name="T13">"Wed Dec 15 2021 00:00:00 GMT+0200 (</text:span><text:span text:style-name="T15">שעון ישראל </text:span><text:span text:style-name="T13">(</text:span><text:span text:style-name="T15">חורף</text:span><text:span text:style-name="T13">))"</text:span><text:span text:style-name="T16">,</text:span></text:p>
            <text:p text:style-name="P5">        <text:span text:style-name="T8">"cnt"</text:span><text:span text:style-name="T16">: </text:span><text:span text:style-name="T19">3</text:span></text:p>
            <text:p text:style-name="P5">    <text:span text:style-name="T16">},</text:span></text:p>
            <text:p text:style-name="P10">[</text:p>
          </table:table-cell>
          <table:table-cell table:style-name="טבלה4.A2" office:value-type="string">
            <text:p text:style-name="P9">Get / “bookeddates”</text:p>
          </table:table-cell>
          <table:table-cell table:style-name="טבלה4.C2" office:value-type="string">
            <text:p text:style-name="P9">Get all booked dates (3 orders)</text:p>
          </table:table-cell>
        </table:table-row>
        <table:table-row>
          <table:table-cell table:style-name="טבלה4.A2" office:value-type="string">
            <text:p text:style-name="P10">Response: <text:span text:style-name="T9">{</text:span></text:p>
            <text:p text:style-name="P5">    <text:span text:style-name="T8">"_id"</text:span><text:span text:style-name="T16">: </text:span><text:span text:style-name="T13">"6190eee447d97f8f9e935ccd"</text:span><text:span text:style-name="T16">,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cart"</text:span><text:span text:style-name="T16">: </text:span><text:span text:style-name="T13">"618cd0220a5ed35f1adbf788"</text:span><text:span text:style-name="T16">,</text:span></text:p>
            <text:p text:style-name="P5">    <text:span text:style-name="T8">"price"</text:span><text:span text:style-name="T16">: </text:span><text:span text:style-name="T19">2000</text:span><text:span text:style-name="T16">,</text:span></text:p>
            <text:p text:style-name="P5">    <text:span text:style-name="T8">"city"</text:span><text:span text:style-name="T16">: </text:span><text:span text:style-name="T13">"harish "</text:span><text:span text:style-name="T16">,</text:span></text:p>
            <text:p text:style-name="P5">    <text:span text:style-name="T8">"st"</text:span><text:span text:style-name="T16">: </text:span><text:span text:style-name="T13">"histadroot 4"</text:span><text:span text:style-name="T16">,</text:span></text:p>
            <text:p text:style-name="P5">    <text:span text:style-name="T8">"shippingDate"</text:span><text:span text:style-name="T16">: </text:span><text:span text:style-name="T13">"2021-11-14"</text:span><text:span text:style-name="T16">,</text:span></text:p>
            <text:p text:style-name="P5">    <text:span text:style-name="T8">"orderDate"</text:span><text:span text:style-name="T16">: </text:span><text:span text:style-name="T13">"Sun Nov 14 2021 13:11:31 GMT+0200 (</text:span><text:span text:style-name="T15">שעון ישראל </text:span><text:span text:style-name="T13">(</text:span><text:span text:style-name="T15">חורף</text:span><text:span text:style-name="T13">))"</text:span><text:span text:style-name="T16">,</text:span></text:p>
            <text:p text:style-name="P5">    <text:span text:style-name="T8">"card"</text:span><text:span text:style-name="T16">: </text:span><text:span text:style-name="T13">"1234"</text:span><text:span text:style-name="T16">,</text:span></text:p>
            <text:p text:style-name="P5">    <text:span text:style-name="T8">"carts"</text:span><text:span text:style-name="T16">: {</text:span></text:p>
            <text:p text:style-name="P5">        <text:span text:style-name="T8">"_id"</text:span><text:span text:style-name="T16">: </text:span><text:span text:style-name="T13">"618cd0220a5ed35f1adbf788"</text:span><text:span text:style-name="T16">,</text:span></text:p>
            <text:p text:style-name="P5">    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    <text:span text:style-name="T8">"date"</text:span><text:span text:style-name="T16">: </text:span><text:span text:style-name="T13">"Thu Nov 11 2021"</text:span><text:span text:style-name="T16">,</text:span></text:p>
            <text:p text:style-name="P5">        <text:span text:style-name="T8">"id"</text:span><text:span text:style-name="T16">: </text:span><text:span text:style-name="T13">"618cd0220a5ed35f1adbf788"</text:span></text:p>
            <text:p text:style-name="P5">    <text:span text:style-name="T16">},</text:span></text:p>
            <text:p text:style-name="P5">    <text:span text:style-name="T8">"id"</text:span><text:span text:style-name="T16">: </text:span><text:span text:style-name="T13">"6190eee447d97f8f9e935ccd"</text:span></text:p>
            <text:p text:style-name="P4">}</text:p>
            <text:p text:style-name="P10"/>
          </table:table-cell>
          <table:table-cell table:style-name="טבלה4.A2" office:value-type="string">
            <text:p text:style-name="P9">Get / “/:id”</text:p>
          </table:table-cell>
          <table:table-cell table:style-name="טבלה4.C2" office:value-type="string">
            <text:p text:style-name="P9">Get one order</text:p>
          </table:table-cell>
        </table:table-row>
        <text:soft-page-break/>
        <table:table-row>
          <table:table-cell table:style-name="טבלה4.A2" office:value-type="string">
            <text:p text:style-name="P10">Request: <text:span text:style-name="T9">{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cart"</text:span><text:span text:style-name="T16">: </text:span><text:span text:style-name="T13">"618cd0220a5ed35f1adbf788"</text:span><text:span text:style-name="T16">,</text:span></text:p>
            <text:p text:style-name="P5">    <text:span text:style-name="T8">"price"</text:span><text:span text:style-name="T16">: </text:span><text:span text:style-name="T19">200</text:span><text:span text:style-name="T16">,</text:span></text:p>
            <text:p text:style-name="P5">    <text:span text:style-name="T8">"city"</text:span><text:span text:style-name="T16">: </text:span><text:span text:style-name="T13">"harish "</text:span><text:span text:style-name="T16">,</text:span></text:p>
            <text:p text:style-name="P5">    <text:span text:style-name="T8">"st"</text:span><text:span text:style-name="T16">: </text:span><text:span text:style-name="T13">"histadroot 4"</text:span><text:span text:style-name="T16">,</text:span></text:p>
            <text:p text:style-name="P5">    <text:span text:style-name="T8">"shippingDate"</text:span><text:span text:style-name="T16">: </text:span><text:span text:style-name="T13">"2021-12-20"</text:span><text:span text:style-name="T16">,</text:span></text:p>
            <text:p text:style-name="P5">    <text:span text:style-name="T8">"orderDate"</text:span><text:span text:style-name="T16">: </text:span><text:span text:style-name="T13">"Sun Nov 14 2021 13:11:31 GMT+0200 (</text:span><text:span text:style-name="T15">שעון ישראל </text:span><text:span text:style-name="T13">(</text:span><text:span text:style-name="T15">חורף</text:span><text:span text:style-name="T13">))"</text:span><text:span text:style-name="T16">,</text:span></text:p>
            <text:p text:style-name="P5">    <text:span text:style-name="T8">"card"</text:span><text:span text:style-name="T16">: </text:span><text:span text:style-name="T13">"8080"</text:span></text:p>
            <text:p text:style-name="P4">}</text:p>
            <text:p text:style-name="P10"/>
            <text:p text:style-name="P10">response: <text:span text:style-name="T9">{</text:span></text:p>
            <text:p text:style-name="P5">    <text:span text:style-name="T8">"user"</text:span><text:span text:style-name="T16">: </text:span><text:span text:style-name="T13">"617e45e0f61ed66e25e06892"</text:span><text:span text:style-name="T16">,</text:span></text:p>
            <text:p text:style-name="P5">    <text:span text:style-name="T8">"cart"</text:span><text:span text:style-name="T16">: </text:span><text:span text:style-name="T13">"618cd0220a5ed35f1adbf788"</text:span><text:span text:style-name="T16">,</text:span></text:p>
            <text:p text:style-name="P5">    <text:span text:style-name="T8">"price"</text:span><text:span text:style-name="T16">: </text:span><text:span text:style-name="T19">200</text:span><text:span text:style-name="T16">,</text:span></text:p>
            <text:p text:style-name="P5">    <text:span text:style-name="T8">"city"</text:span><text:span text:style-name="T16">: </text:span><text:span text:style-name="T13">"harish "</text:span><text:span text:style-name="T16">,</text:span></text:p>
            <text:p text:style-name="P5">    <text:span text:style-name="T8">"st"</text:span><text:span text:style-name="T16">: </text:span><text:span text:style-name="T13">"histadroot 4"</text:span><text:span text:style-name="T16">,</text:span></text:p>
            <text:p text:style-name="P5">    <text:span text:style-name="T8">"shippingDate"</text:span><text:span text:style-name="T16">: </text:span><text:span text:style-name="T13">"2021-12-20"</text:span><text:span text:style-name="T16">,</text:span></text:p>
            <text:p text:style-name="P5">    <text:span text:style-name="T8">"orderDate"</text:span><text:span text:style-name="T16">: </text:span><text:span text:style-name="T13">"Sun Nov 14 2021 13:11:31 GMT+0200 (</text:span><text:span text:style-name="T15">שעון ישראל </text:span><text:span text:style-name="T13">(</text:span><text:span text:style-name="T15">חורף</text:span><text:span text:style-name="T13">))"</text:span><text:span text:style-name="T16">,</text:span></text:p>
            <text:p text:style-name="P5">    <text:span text:style-name="T8">"card"</text:span><text:span text:style-name="T16">: </text:span><text:span text:style-name="T13">"8080"</text:span><text:span text:style-name="T16">,</text:span></text:p>
            <text:p text:style-name="P5">    <text:span text:style-name="T8">"_id"</text:span><text:span text:style-name="T16">: </text:span><text:span text:style-name="T13">"61b10b30ca0129561e804013"</text:span><text:span text:style-name="T16">,</text:span></text:p>
            <text:p text:style-name="P5">    <text:span text:style-name="T8">"id"</text:span><text:span text:style-name="T16">: </text:span><text:span text:style-name="T13">"61b10b30ca0129561e804013"</text:span></text:p>
            <text:p text:style-name="P4">}</text:p>
            <text:p text:style-name="P10"/>
          </table:table-cell>
          <table:table-cell table:style-name="טבלה4.A2" office:value-type="string">
            <text:p text:style-name="P9">Post / “”</text:p>
          </table:table-cell>
          <table:table-cell table:style-name="טבלה4.C2" office:value-type="string">
            <text:p text:style-name="P9">Create new order</text:p>
          </table:table-cell>
        </table:table-row>
      </table:table>
      <text:p text:style-name="Standard"/>
      <text:p text:style-name="P8"/>
      <text:p text:style-name="P8"/>
      <text:p text:style-name="P2"><text:a xlink:type="simple" xlink:href="http://localhost/shopping/categories/" text:style-name="Internet_20_link" text:visited-style-name="Visited_20_Internet_20_Link">/</text:a><text:span text:style-name="T6">Endpoint: </text:span><text:a xlink:type="simple" xlink:href="http://localhost/shopping/items" text:style-name="Internet_20_link" text:visited-style-name="Visited_20_Internet_20_Link">http://localhost/shopping/p</text:a><text:span text:style-name="T6">roducts</text:span></text:p>
      <text:p text:style-name="P8"/>
      <table:table table:name="טבלה5" table:style-name="טבלה5">
        <table:table-column table:style-name="טבלה5.A"/>
        <table:table-column table:style-name="טבלה5.B"/>
        <table:table-column table:style-name="טבלה5.C"/>
        <table:table-row>
          <table:table-cell table:style-name="טבלה5.A1" office:value-type="string">
            <text:p text:style-name="P9">Request / Response</text:p>
          </table:table-cell>
          <table:table-cell table:style-name="טבלה5.A1" office:value-type="string">
            <text:p text:style-name="P9">Method + Path</text:p>
          </table:table-cell>
          <table:table-cell table:style-name="טבלה5.C1" office:value-type="string">
            <text:p text:style-name="P9">Description</text:p>
          </table:table-cell>
        </table:table-row>
        <table:table-row>
          <table:table-cell table:style-name="טבלה5.A2" office:value-type="string">
            <text:p text:style-name="P10"><text:span text:style-name="T10">Response: </text:span><text:span text:style-name="T9">{</text:span></text:p>
            <text:p text:style-name="P5">        <text:span text:style-name="T8">"_id"</text:span><text:span text:style-name="T16">: </text:span><text:span text:style-name="T13">"617ea0e93dea4e0ce80a2c84"</text:span><text:span text:style-name="T16">,</text:span></text:p>
            <text:p text:style-name="P5">        <text:span text:style-name="T8">"name"</text:span><text:span text:style-name="T16">: </text:span><text:span text:style-name="T13">"Banana"</text:span><text:span text:style-name="T16">,</text:span></text:p>
            <text:p text:style-name="P5">        <text:span text:style-name="T8">"price"</text:span><text:span text:style-name="T16">: </text:span><text:span text:style-name="T19">3</text:span><text:span text:style-name="T16">,</text:span></text:p>
            <text:p text:style-name="P5">    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    <text:span text:style-name="T8">"imageName"</text:span><text:span text:style-name="T16">: </text:span><text:span text:style-name="T13">"Banana.jpg"</text:span><text:span text:style-name="T16">,</text:span></text:p>
            <text:p text:style-name="P5">        <text:span text:style-name="T8">"categories"</text:span><text:span text:style-name="T16">: {</text:span></text:p>
            <text:p text:style-name="P5">            <text:span text:style-name="T8">"_id"</text:span><text:span text:style-name="T16">: </text:span><text:span text:style-name="T13">"617ea22bff47b8f5c380c708"</text:span><text:span text:style-name="T16">,</text:span></text:p>
            <text:p text:style-name="P5">            <text:span text:style-name="T8">"name"</text:span><text:span text:style-name="T16">: </text:span><text:span text:style-name="T13">"Fruits"</text:span></text:p>
            <text:p text:style-name="P5">        <text:span text:style-name="T16">},</text:span></text:p>
            <text:p text:style-name="P5">        <text:span text:style-name="T8">"id"</text:span><text:span text:style-name="T16">: </text:span><text:span text:style-name="T13">"617ea0e93dea4e0ce80a2c84"</text:span></text:p>
            <text:p text:style-name="P5">    <text:span text:style-name="T16">}</text:span></text:p>
            <text:p text:style-name="P9"><text:span text:style-name="T9"/></text:p>
          </table:table-cell>
          <table:table-cell table:style-name="טבלה5.A2" office:value-type="string">
            <text:p text:style-name="P9">Get / “”</text:p>
          </table:table-cell>
          <table:table-cell table:style-name="טבלה5.C2" office:value-type="string">
            <text:p text:style-name="P9">Get all products</text:p>
          </table:table-cell>
        </table:table-row>
        <table:table-row>
          <table:table-cell table:style-name="טבלה5.A2" office:value-type="string">
            <text:p text:style-name="P10">Response: <text:span text:style-name="T9">{</text:span></text:p>
            <text:p text:style-name="P5">        <text:span text:style-name="T8">"_id"</text:span><text:span text:style-name="T16">: </text:span><text:span text:style-name="T13">"617ea0e93dea4e0ce80a2c84"</text:span><text:span text:style-name="T16">,</text:span></text:p>
            <text:p text:style-name="P5">        <text:span text:style-name="T8">"name"</text:span><text:span text:style-name="T16">: </text:span><text:span text:style-name="T13">"Banana"</text:span><text:span text:style-name="T16">,</text:span></text:p>
            <text:p text:style-name="P5">        <text:span text:style-name="T8">"price"</text:span><text:span text:style-name="T16">: </text:span><text:span text:style-name="T19">3</text:span><text:span text:style-name="T16">,</text:span></text:p>
            <text:p text:style-name="P5"><text:soft-page-break/>    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    <text:span text:style-name="T8">"imageName"</text:span><text:span text:style-name="T16">: </text:span><text:span text:style-name="T13">"Banana.jpg"</text:span><text:span text:style-name="T16">,</text:span></text:p>
            <text:p text:style-name="P5">        <text:span text:style-name="T8">"categories"</text:span><text:span text:style-name="T16">: {</text:span></text:p>
            <text:p text:style-name="P5">            <text:span text:style-name="T8">"_id"</text:span><text:span text:style-name="T16">: </text:span><text:span text:style-name="T13">"617ea22bff47b8f5c380c708"</text:span><text:span text:style-name="T16">,</text:span></text:p>
            <text:p text:style-name="P5">            <text:span text:style-name="T8">"name"</text:span><text:span text:style-name="T16">: </text:span><text:span text:style-name="T13">"Fruits"</text:span></text:p>
            <text:p text:style-name="P5">        <text:span text:style-name="T16">},</text:span></text:p>
            <text:p text:style-name="P5">        <text:span text:style-name="T8">"id"</text:span><text:span text:style-name="T16">: </text:span><text:span text:style-name="T13">"617ea0e93dea4e0ce80a2c84"</text:span></text:p>
            <text:p text:style-name="P5">    <text:span text:style-name="T16">},</text:span></text:p>
            <text:p text:style-name="P10"/>
          </table:table-cell>
          <table:table-cell table:style-name="טבלה5.A2" office:value-type="string">
            <text:p text:style-name="P9">Get / “/:id”</text:p>
          </table:table-cell>
          <table:table-cell table:style-name="טבלה5.C2" office:value-type="string">
            <text:p text:style-name="P9">Get one product</text:p>
          </table:table-cell>
        </table:table-row>
        <table:table-row>
          <table:table-cell table:style-name="טבלה5.A2" office:value-type="string">
            <text:p text:style-name="P10">Request: <text:span text:style-name="T9">{</text:span></text:p>
            <text:p text:style-name="P5">    <text:span text:style-name="T8">"name"</text:span><text:span text:style-name="T16">: </text:span><text:span text:style-name="T13">"peach"</text:span><text:span text:style-name="T16">,</text:span></text:p>
            <text:p text:style-name="P5">    <text:span text:style-name="T8">"price"</text:span><text:span text:style-name="T16">: </text:span><text:span text:style-name="T19">3</text:span><text:span text:style-name="T16">,</text:span></text:p>
            <text:p text:style-name="P5">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<text:span text:style-name="T8">"imageName"</text:span><text:span text:style-name="T16">: </text:span><text:span text:style-name="T13">"peach.jpg"</text:span></text:p>
            <text:p text:style-name="P4">}</text:p>
            <text:p text:style-name="P10">response: missing image</text:p>
            <text:p text:style-name="P10">through website it include image and would look like this</text:p>
            <text:p text:style-name="P10"><text:span text:style-name="T9">{</text:span></text:p>
            <text:p text:style-name="P7"><text:span text:style-name="T8"><text:s text:c="4"/>"_id"</text:span><text:span text:style-name="T16">: </text:span><text:span text:style-name="T13">"617ea0e93dea4e0ce80a2c84"</text:span><text:span text:style-name="T16">,</text:span></text:p>
            <text:p text:style-name="P5">    <text:span text:style-name="T8">"name"</text:span><text:span text:style-name="T16">: </text:span><text:span text:style-name="T13">"peach"</text:span><text:span text:style-name="T16">,</text:span></text:p>
            <text:p text:style-name="P5">    <text:span text:style-name="T8">"price"</text:span><text:span text:style-name="T16">: </text:span><text:span text:style-name="T19">3</text:span><text:span text:style-name="T16">,</text:span></text:p>
            <text:p text:style-name="P5">    <text:span text:style-name="T8">"category"</text:span><text:span text:style-name="T16">: </text:span><text:span text:style-name="T13">"617ea22bff47b8f5c380c708"</text:span><text:span text:style-name="T16">,</text:span></text:p>
            <text:p text:style-name="P5">    <text:span text:style-name="T8">"imageName"</text:span><text:span text:style-name="T16">: </text:span><text:span text:style-name="T13">"peach.jpg",</text:span></text:p>
            <text:p text:style-name="P5"><text:span text:style-name="T8"><text:s text:c="4"/>"categories"</text:span><text:span text:style-name="T16">: {</text:span></text:p>
            <text:p text:style-name="P5">            <text:span text:style-name="T8">"_id"</text:span><text:span text:style-name="T16">: </text:span><text:span text:style-name="T13">"617ea22bff47b8f5c380c708"</text:span><text:span text:style-name="T16">,</text:span></text:p>
            <text:p text:style-name="P5">            <text:span text:style-name="T8">"name"</text:span><text:span text:style-name="T16">: </text:span><text:span text:style-name="T13">"Fruits"</text:span></text:p>
            <text:p text:style-name="P5">        <text:span text:style-name="T16">},</text:span></text:p>
            <text:p text:style-name="P5"><text:span text:style-name="T13">     </text:span><text:span text:style-name="T8">"id"</text:span><text:span text:style-name="T13">: "617ea0e93dea4e0ce80a2c84"</text:span></text:p>
            <text:p text:style-name="P4">}</text:p>
          </table:table-cell>
          <table:table-cell table:style-name="טבלה5.A2" office:value-type="string">
            <text:p text:style-name="P9">Post / “”</text:p>
          </table:table-cell>
          <table:table-cell table:style-name="טבלה5.C2" office:value-type="string">
            <text:p text:style-name="P9">Create new product</text:p>
          </table:table-cell>
        </table:table-row>
        <table:table-row>
          <table:table-cell table:style-name="טבלה5.A2" office:value-type="string">
            <text:p text:style-name="P10">Request: <text:span text:style-name="T9">{</text:span></text:p>
            <text:p text:style-name="P5">    <text:span text:style-name="T8">"name"</text:span><text:span text:style-name="T16">: </text:span><text:span text:style-name="T13">"pineapple"</text:span></text:p>
            <text:p text:style-name="P4">}</text:p>
            <text:p text:style-name="P4">response: {</text:p>
            <text:p text:style-name="P5">    <text:span text:style-name="T8">"acknowledged"</text:span><text:span text:style-name="T16">: </text:span><text:span text:style-name="T14">true</text:span><text:span text:style-name="T16">,</text:span></text:p>
            <text:p text:style-name="P5">    <text:span text:style-name="T8">"modifiedCount"</text:span><text:span text:style-name="T16">: </text:span><text:span text:style-name="T19">1</text:span><text:span text:style-name="T16">,</text:span></text:p>
            <text:p text:style-name="P5">    <text:span text:style-name="T8">"upsertedId"</text:span><text:span text:style-name="T16">: </text:span><text:span text:style-name="T14">null</text:span><text:span text:style-name="T16">,</text:span></text:p>
            <text:p text:style-name="P5">    <text:span text:style-name="T8">"upsertedCount"</text:span><text:span text:style-name="T16">: </text:span><text:span text:style-name="T19">0</text:span><text:span text:style-name="T16">,</text:span></text:p>
            <text:p text:style-name="P5">    <text:span text:style-name="T8">"matchedCount"</text:span><text:span text:style-name="T16">: </text:span><text:span text:style-name="T19">1</text:span></text:p>
            <text:p text:style-name="P4">}</text:p>
            <text:p text:style-name="P4"/>
            <text:p text:style-name="P10"/>
          </table:table-cell>
          <table:table-cell table:style-name="טבלה5.A2" office:value-type="string">
            <text:p text:style-name="P9">Patch / “/:id”</text:p>
          </table:table-cell>
          <table:table-cell table:style-name="טבלה5.C2" office:value-type="string">
            <text:p text:style-name="P9">Edit product details</text:p>
          </table:table-cell>
        </table:table-row>
        <table:table-row>
          <table:table-cell table:style-name="טבלה5.A2" office:value-type="string">
            <text:p text:style-name="P10">Response empty</text:p>
          </table:table-cell>
          <table:table-cell table:style-name="טבלה5.A2" office:value-type="string">
            <text:p text:style-name="P9">Delete / “”</text:p>
          </table:table-cell>
          <table:table-cell table:style-name="טבלה5.C2" office:value-type="string">
            <text:p text:style-name="P9">Delete product</text:p>
          </table:table-cell>
        </table:table-row>
        <table:table-row>
          <table:table-cell table:style-name="טבלה5.A2" office:value-type="string">
            <text:p text:style-name="P10">Response: product picture</text:p>
          </table:table-cell>
          <table:table-cell table:style-name="טבלה5.A2" office:value-type="string">
            <text:p text:style-name="P9">Get / “/images/:name”</text:p>
          </table:table-cell>
          <table:table-cell table:style-name="טבלה5.C2" office:value-type="string">
            <text:p text:style-name="P9">Get product picture</text:p>
          </table:table-cell>
        </table:table-row>
      </table:table>
      <text:p text:style-name="Standard"/>
      <text:p text:style-name="Standard"/>
      <text:p text:style-name="P8"/>
      <text:p text:style-name="P8"/>
      <text:p text:style-name="P2"><text:soft-page-break/><text:a xlink:type="simple" xlink:href="http://localhost/shopping/categories/" text:style-name="Internet_20_link" text:visited-style-name="Visited_20_Internet_20_Link">/</text:a><text:span text:style-name="T6">Endpoint: </text:span><text:a xlink:type="simple" xlink:href="http://localhost/shopping/items" text:style-name="Internet_20_link" text:visited-style-name="Visited_20_Internet_20_Link">http://localhost/shopping/u</text:a><text:span text:style-name="T6">sers</text:span></text:p>
      <text:p text:style-name="P8"/>
      <text:p text:style-name="P8"/>
      <table:table table:name="טבלה6" table:style-name="טבלה6">
        <table:table-column table:style-name="טבלה6.A"/>
        <table:table-column table:style-name="טבלה6.B"/>
        <table:table-column table:style-name="טבלה6.C"/>
        <table:table-row>
          <table:table-cell table:style-name="טבלה6.A1" office:value-type="string">
            <text:p text:style-name="P9">Request / Response</text:p>
          </table:table-cell>
          <table:table-cell table:style-name="טבלה6.A1" office:value-type="string">
            <text:p text:style-name="P9">Method + Path</text:p>
          </table:table-cell>
          <table:table-cell table:style-name="טבלה6.C1" office:value-type="string">
            <text:p text:style-name="P9">Description</text:p>
          </table:table-cell>
        </table:table-row>
        <table:table-row>
          <table:table-cell table:style-name="טבלה6.A2" office:value-type="string">
            <text:p text:style-name="P13"><text:span text:style-name="T10">Response: {</text:span></text:p>
            <text:p text:style-name="P5">        <text:span text:style-name="T8">"_id"</text:span><text:span text:style-name="T16">: </text:span><text:span text:style-name="T13">"61810b3d805e4dc41ad38859"</text:span><text:span text:style-name="T16">,</text:span></text:p>
            <text:p text:style-name="P5">        <text:span text:style-name="T8">"admin"</text:span><text:span text:style-name="T16">: </text:span><text:span text:style-name="T14">false</text:span><text:span text:style-name="T16">,</text:span></text:p>
            <text:p text:style-name="P5">        <text:span text:style-name="T8">"firstName"</text:span><text:span text:style-name="T16">: </text:span><text:span text:style-name="T13">"or"</text:span><text:span text:style-name="T16">,</text:span></text:p>
            <text:p text:style-name="P5">        <text:span text:style-name="T8">"lastName"</text:span><text:span text:style-name="T16">: </text:span><text:span text:style-name="T13">"coli"</text:span><text:span text:style-name="T16">,</text:span></text:p>
            <text:p text:style-name="P5">        <text:span text:style-name="T8">"email"</text:span><text:span text:style-name="T16">: </text:span><text:span text:style-name="T13">"orcoli@gmail.com"</text:span><text:span text:style-name="T16">,</text:span></text:p>
            <text:p text:style-name="P5">        <text:span text:style-name="T8">"id"</text:span><text:span text:style-name="T16">: </text:span><text:span text:style-name="T13">"123412345"</text:span><text:span text:style-name="T16">,</text:span></text:p>
            <text:p text:style-name="P5">        <text:span text:style-name="T8">"password"</text:span><text:span text:style-name="T16">: </text:span><text:span text:style-name="T13">"123123"</text:span><text:span text:style-name="T16">,</text:span></text:p>
            <text:p text:style-name="P5">        <text:span text:style-name="T8">"city"</text:span><text:span text:style-name="T16">: </text:span><text:span text:style-name="T13">"holon"</text:span><text:span text:style-name="T16">,</text:span></text:p>
            <text:p text:style-name="P5">        <text:span text:style-name="T8">"st"</text:span><text:span text:style-name="T16">: </text:span><text:span text:style-name="T13">"histadroot 4"</text:span></text:p>
            <text:p text:style-name="P5">    <text:span text:style-name="T16">}</text:span></text:p>
            <text:p text:style-name="P13"><text:span text:style-name="T10"/></text:p>
            <text:p text:style-name="P9"><text:span text:style-name="T9"/></text:p>
          </table:table-cell>
          <table:table-cell table:style-name="טבלה6.A2" office:value-type="string">
            <text:p text:style-name="P9">Get / “”</text:p>
          </table:table-cell>
          <table:table-cell table:style-name="טבלה6.C2" office:value-type="string">
            <text:p text:style-name="P9">Get all users</text:p>
          </table:table-cell>
        </table:table-row>
        <table:table-row>
          <table:table-cell table:style-name="טבלה6.A2" office:value-type="string">
            <text:p text:style-name="P13">Request: <text:span text:style-name="T10">{</text:span></text:p>
            <text:p text:style-name="P5">        <text:span text:style-name="T8">"admin"</text:span><text:span text:style-name="T16">: </text:span><text:span text:style-name="T14">true</text:span><text:span text:style-name="T16">,</text:span></text:p>
            <text:p text:style-name="P5">        <text:span text:style-name="T8">"firstName"</text:span><text:span text:style-name="T16">: </text:span><text:span text:style-name="T13">"yair"</text:span><text:span text:style-name="T16">,</text:span></text:p>
            <text:p text:style-name="P5">        <text:span text:style-name="T8">"lastName"</text:span><text:span text:style-name="T16">: </text:span><text:span text:style-name="T13">"coli"</text:span><text:span text:style-name="T16">,</text:span></text:p>
            <text:p text:style-name="P5">        <text:span text:style-name="T8">"email"</text:span><text:span text:style-name="T16">: </text:span><text:span text:style-name="T13">"orcoli@gmail.com"</text:span><text:span text:style-name="T16">,</text:span></text:p>
            <text:p text:style-name="P5">        <text:span text:style-name="T8">"id"</text:span><text:span text:style-name="T16">: </text:span><text:span text:style-name="T13">"123466345"</text:span><text:span text:style-name="T16">,</text:span></text:p>
            <text:p text:style-name="P5">        <text:span text:style-name="T8">"password"</text:span><text:span text:style-name="T16">: </text:span><text:span text:style-name="T13">"123123"</text:span><text:span text:style-name="T16">,</text:span></text:p>
            <text:p text:style-name="P5">        <text:span text:style-name="T8">"city"</text:span><text:span text:style-name="T16">: </text:span><text:span text:style-name="T13">"holon"</text:span><text:span text:style-name="T16">,</text:span></text:p>
            <text:p text:style-name="P5">        <text:span text:style-name="T8">"st"</text:span><text:span text:style-name="T16">: </text:span><text:span text:style-name="T13">"histadroot 4"</text:span></text:p>
            <text:p text:style-name="P12">    <text:span text:style-name="T16">}</text:span></text:p>
            <text:p text:style-name="P12"><text:span text:style-name="T16">response: {</text:span></text:p>
            <text:p text:style-name="P5">    <text:span text:style-name="T8">"admin"</text:span><text:span text:style-name="T16">: </text:span><text:span text:style-name="T14">true</text:span><text:span text:style-name="T16">,</text:span></text:p>
            <text:p text:style-name="P5">    <text:span text:style-name="T8">"firstName"</text:span><text:span text:style-name="T16">: </text:span><text:span text:style-name="T13">"yair"</text:span><text:span text:style-name="T16">,</text:span></text:p>
            <text:p text:style-name="P5">    <text:span text:style-name="T8">"lastName"</text:span><text:span text:style-name="T16">: </text:span><text:span text:style-name="T13">"coli"</text:span><text:span text:style-name="T16">,</text:span></text:p>
            <text:p text:style-name="P5">    <text:span text:style-name="T8">"email"</text:span><text:span text:style-name="T16">: </text:span><text:span text:style-name="T13">"orcoli@gmail.com"</text:span><text:span text:style-name="T16">,</text:span></text:p>
            <text:p text:style-name="P5">    <text:span text:style-name="T8">"id"</text:span><text:span text:style-name="T16">: </text:span><text:span text:style-name="T13">"123466345"</text:span><text:span text:style-name="T16">,</text:span></text:p>
            <text:p text:style-name="P5">    <text:span text:style-name="T8">"password"</text:span><text:span text:style-name="T16">: </text:span><text:span text:style-name="T13">"123123"</text:span><text:span text:style-name="T16">,</text:span></text:p>
            <text:p text:style-name="P5">    <text:span text:style-name="T8">"city"</text:span><text:span text:style-name="T16">: </text:span><text:span text:style-name="T13">"holon"</text:span><text:span text:style-name="T16">,</text:span></text:p>
            <text:p text:style-name="P5">    <text:span text:style-name="T8">"st"</text:span><text:span text:style-name="T16">: </text:span><text:span text:style-name="T13">"histadroot 4"</text:span><text:span text:style-name="T16">,</text:span></text:p>
            <text:p text:style-name="P5">    <text:span text:style-name="T8">"_id"</text:span><text:span text:style-name="T16">: </text:span><text:span text:style-name="T13">"61b110937d06f2d7b7bcaa54"</text:span></text:p>
            <text:p text:style-name="P4">}</text:p>
            <text:p text:style-name="P12"><text:span text:style-name="T16"/></text:p>
          </table:table-cell>
          <table:table-cell table:style-name="טבלה6.A2" office:value-type="string">
            <text:p text:style-name="P9">Post / “”</text:p>
          </table:table-cell>
          <table:table-cell table:style-name="טבלה6.C2" office:value-type="string">
            <text:p text:style-name="P9">Create new user</text:p>
          </table:table-cell>
        </table:table-row>
        <table:table-row>
          <table:table-cell table:style-name="טבלה6.A2" office:value-type="string">
            <text:p text:style-name="P10">Response empty</text:p>
          </table:table-cell>
          <table:table-cell table:style-name="טבלה6.A2" office:value-type="string">
            <text:p text:style-name="P9">Delete / “/:id”</text:p>
          </table:table-cell>
          <table:table-cell table:style-name="טבלה6.C2" office:value-type="string">
            <text:p text:style-name="P9">Delete user</text:p>
          </table:table-cell>
        </table:table-row>
      </table:table>
      <text:p text:style-name="Standard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IBMPlexMono, 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8T09:51:21.72</meta:creation-date>
    <meta:generator>OpenOffice/4.1.5$Win32 OpenOffice.org_project/415m1$Build-9789</meta:generator>
    <meta:document-statistic meta:table-count="6" meta:image-count="0" meta:object-count="0" meta:page-count="9" meta:paragraph-count="433" meta:word-count="965" meta:character-count="10618"/>
    <dc:date>2021-12-08T22:16:15.20</dc:date>
    <meta:editing-duration>PT1H38M48S</meta:editing-duration>
    <meta:editing-cycles>1</meta:editing-cycles>
  </office:meta>
</office:document-meta>
</file>